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000000" draw:stroke-linejoin="bevel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11cm" svg:stroke-color="#000000" draw:stroke-linejoin="bevel" svg:stroke-linecap="square" draw:fill="solid" draw:fill-color="#00ff00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000000" draw:stroke-linejoin="bevel" svg:stroke-linecap="square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solid" svg:stroke-width="0.011cm" svg:stroke-color="#000000" draw:stroke-linejoin="bevel" svg:stroke-linecap="square" draw:fill="solid" draw:fill-color="#1a1a1a" fo:padding-top="0.005cm" fo:padding-bottom="0.005cm" fo:padding-left="0.005cm" fo:padding-right="0.005cm"/>
    </style:style>
    <style:style style:name="gr5" style:family="graphic" style:parent-style-name="standard">
      <style:graphic-properties draw:stroke="solid" svg:stroke-width="0.011cm" svg:stroke-color="#000000" draw:stroke-linejoin="bevel" svg:stroke-linecap="square" draw:fill="solid" draw:fill-color="#ffff00" fo:padding-top="0.005cm" fo:padding-bottom="0.005cm" fo:padding-left="0.005cm" fo:padding-right="0.005cm"/>
    </style:style>
    <style:style style:name="gr6" style:family="graphic" style:parent-style-name="standard">
      <style:graphic-properties draw:stroke="solid" svg:stroke-width="0.011cm" svg:stroke-color="#000000" draw:stroke-linejoin="bevel" svg:stroke-linecap="square" draw:fill="solid" draw:fill-color="#f2f2f2" fo:padding-top="0.005cm" fo:padding-bottom="0.005cm" fo:padding-left="0.005cm" fo:padding-right="0.005cm"/>
    </style:style>
    <style:style style:name="gr7" style:family="graphic" style:parent-style-name="standard">
      <style:graphic-properties draw:stroke="solid" svg:stroke-width="0.011cm" svg:stroke-color="#000000" draw:stroke-linejoin="bevel" svg:stroke-linecap="square" draw:fill="solid" draw:fill-color="#ff0000" fo:padding-top="0.005cm" fo:padding-bottom="0.005cm" fo:padding-left="0.005cm" fo:padding-right="0.005cm"/>
    </style:style>
    <style:style style:name="gr8" style:family="graphic" style:parent-style-name="standard">
      <style:graphic-properties draw:stroke="solid" svg:stroke-width="0.011cm" svg:stroke-color="#000000" draw:stroke-linejoin="bevel" svg:stroke-linecap="square" draw:fill="solid" draw:fill-color="#8000ff" fo:padding-top="0.005cm" fo:padding-bottom="0.005cm" fo:padding-left="0.005cm" fo:padding-right="0.005cm"/>
    </style:style>
    <style:style style:name="gr9" style:family="graphic" style:parent-style-name="standard">
      <style:graphic-properties draw:stroke="solid" svg:stroke-width="0.011cm" svg:stroke-color="#000000" draw:stroke-linejoin="bevel" svg:stroke-linecap="square" draw:fill="solid" draw:fill-color="#000000" fo:padding-top="0.005cm" fo:padding-bottom="0.005cm" fo:padding-left="0.005cm" fo:padding-right="0.005cm"/>
    </style:style>
    <style:style style:name="gr10" style:family="graphic" style:parent-style-name="standard">
      <style:graphic-properties draw:stroke="solid" svg:stroke-width="0.011cm" svg:stroke-color="#000000" draw:stroke-linejoin="bevel" svg:stroke-linecap="square" draw:fill="solid" draw:fill-color="#ffffff" fo:padding-top="0.005cm" fo:padding-bottom="0.005cm" fo:padding-left="0.005cm" fo:padding-right="0.005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cm" svg:stroke-color="#000000" draw:stroke-linejoin="bevel" svg:stroke-linecap="square" draw:fill="solid" draw:fill-color="#00ff00"/>
    </style:style>
    <style:style style:name="gr13" style:family="graphic" style:parent-style-name="standard">
      <style:graphic-properties draw:stroke="solid" svg:stroke-width="0cm" svg:stroke-color="#000000" draw:stroke-linejoin="bevel" svg:stroke-linecap="square" draw:fill="solid" draw:fill-color="#ffff00"/>
    </style:style>
    <style:style style:name="gr14" style:family="graphic" style:parent-style-name="standard">
      <style:graphic-properties draw:stroke="solid" svg:stroke-width="0cm" svg:stroke-color="#000000" draw:stroke-linejoin="bevel" svg:stroke-linecap="square" draw:fill="solid" draw:fill-color="#8000ff"/>
    </style:style>
    <style:style style:name="gr15" style:family="graphic" style:parent-style-name="standard">
      <style:graphic-properties draw:stroke="solid" svg:stroke-width="0cm" svg:stroke-color="#000000" draw:stroke-linejoin="bevel" svg:stroke-linecap="square" draw:fill="solid" draw:fill-color="#ff0000"/>
    </style:style>
    <style:style style:name="gr16" style:family="graphic" style:parent-style-name="standard">
      <style:graphic-properties draw:stroke="solid" svg:stroke-width="0cm" svg:stroke-color="#000000" draw:stroke-linejoin="bevel" svg:stroke-linecap="square" draw:fill="solid" draw:fill-color="#1a1a1a"/>
    </style:style>
    <style:style style:name="gr17" style:family="graphic" style:parent-style-name="standard">
      <style:graphic-properties draw:stroke="solid" svg:stroke-width="0cm" svg:stroke-color="#000000" draw:stroke-linejoin="bevel" svg:stroke-linecap="square" draw:fill="solid" draw:fill-color="#f2f2f2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ff00"/>
    </style:style>
    <style:style style:name="P3" style:family="paragraph">
      <loext:graphic-properties draw:fill="solid" draw:fill-color="#1a1a1a"/>
    </style:style>
    <style:style style:name="P4" style:family="paragraph">
      <loext:graphic-properties draw:fill="solid" draw:fill-color="#ffff00"/>
    </style:style>
    <style:style style:name="P5" style:family="paragraph">
      <loext:graphic-properties draw:fill="solid" draw:fill-color="#f2f2f2"/>
    </style:style>
    <style:style style:name="P6" style:family="paragraph">
      <loext:graphic-properties draw:fill="solid" draw:fill-color="#ff0000"/>
    </style:style>
    <style:style style:name="P7" style:family="paragraph">
      <loext:graphic-properties draw:fill="solid" draw:fill-color="#8000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3">
        <draw:line draw:style-name="gr1" draw:text-style-name="P1" draw:layer="layout" svg:x1="15.925cm" svg:y1="14.88cm" svg:x2="15.247cm" svg:y2="16.038cm">
          <text:p/>
        </draw:line>
        <draw:line draw:style-name="gr1" draw:text-style-name="P1" draw:layer="layout" svg:x1="15.55cm" svg:y1="15.37cm" svg:x2="15.667cm" svg:y2="15.435cm">
          <text:p/>
        </draw:line>
        <draw:line draw:style-name="gr1" draw:text-style-name="P1" draw:layer="layout" svg:x1="15.525cm" svg:y1="15.419cm" svg:x2="15.629cm" svg:y2="15.484cm">
          <text:p/>
        </draw:line>
        <draw:line draw:style-name="gr1" draw:text-style-name="P1" draw:layer="layout" svg:x1="17.77cm" svg:y1="19.897cm" svg:x2="17.42cm" svg:y2="18.665cm">
          <text:p/>
        </draw:line>
        <draw:line draw:style-name="gr1" draw:text-style-name="P1" draw:layer="layout" svg:x1="17.671cm" svg:y1="19.318cm" svg:x2="17.543cm" svg:y2="19.357cm">
          <text:p/>
        </draw:line>
        <draw:line draw:style-name="gr1" draw:text-style-name="P1" draw:layer="layout" svg:x1="17.646cm" svg:y1="19.254cm" svg:x2="17.533cm" svg:y2="19.294cm">
          <text:p/>
        </draw:line>
        <draw:line draw:style-name="gr1" draw:text-style-name="P1" draw:layer="layout" svg:x1="17.276cm" svg:y1="16.15cm" svg:x2="16.668cm" svg:y2="17.089cm">
          <text:p/>
        </draw:line>
        <draw:line draw:style-name="gr1" draw:text-style-name="P1" draw:layer="layout" svg:x1="16.926cm" svg:y1="16.555cm" svg:x2="17.043cm" svg:y2="16.62cm">
          <text:p/>
        </draw:line>
        <draw:line draw:style-name="gr1" draw:text-style-name="P1" draw:layer="layout" svg:x1="16.668cm" svg:y1="17.088cm" svg:x2="17.802cm" svg:y2="17.311cm">
          <text:p/>
        </draw:line>
        <draw:line draw:style-name="gr1" draw:text-style-name="P1" draw:layer="layout" svg:x1="17.205cm" svg:y1="17.123cm" svg:x2="17.19cm" svg:y2="17.251cm">
          <text:p/>
        </draw:line>
        <draw:line draw:style-name="gr1" draw:text-style-name="P1" draw:layer="layout" svg:x1="16.668cm" svg:y1="17.088cm" svg:x2="17.424cm" svg:y2="18.666cm">
          <text:p/>
        </draw:line>
        <draw:line draw:style-name="gr1" draw:text-style-name="P1" draw:layer="layout" svg:x1="17.078cm" svg:y1="17.815cm" svg:x2="16.965cm" svg:y2="17.869cm">
          <text:p/>
        </draw:line>
        <draw:line draw:style-name="gr1" draw:text-style-name="P1" draw:layer="layout" svg:x1="16.673cm" svg:y1="17.089cm" svg:x2="15.247cm" svg:y2="16.037cm">
          <text:p/>
        </draw:line>
        <draw:line draw:style-name="gr1" draw:text-style-name="P1" draw:layer="layout" svg:x1="16.02cm" svg:y1="16.531cm" svg:x2="15.942cm" svg:y2="16.634cm">
          <text:p/>
        </draw:line>
        <draw:line draw:style-name="gr1" draw:text-style-name="P1" draw:layer="layout" svg:x1="19.28cm" svg:y1="18.577cm" svg:x2="17.42cm" svg:y2="18.666cm">
          <text:p/>
        </draw:line>
        <draw:line draw:style-name="gr1" draw:text-style-name="P1" draw:layer="layout" svg:x1="18.376cm" svg:y1="18.549cm" svg:x2="18.376cm" svg:y2="18.672cm">
          <text:p/>
        </draw:line>
        <draw:line draw:style-name="gr1" draw:text-style-name="P1" draw:layer="layout" svg:x1="17.797cm" svg:y1="17.31cm" svg:x2="19.28cm" svg:y2="18.581cm">
          <text:p/>
        </draw:line>
        <draw:line draw:style-name="gr1" draw:text-style-name="P1" draw:layer="layout" svg:x1="18.553cm" svg:y1="17.868cm" svg:x2="18.464cm" svg:y2="17.971cm">
          <text:p/>
        </draw:line>
        <draw:line draw:style-name="gr1" draw:text-style-name="P1" draw:layer="layout" svg:x1="17.424cm" svg:y1="18.665cm" svg:x2="16.573cm" svg:y2="19.491cm">
          <text:p/>
        </draw:line>
        <draw:line draw:style-name="gr1" draw:text-style-name="P1" draw:layer="layout" svg:x1="16.975cm" svg:y1="19cm" svg:x2="17.068cm" svg:y2="19.093cm">
          <text:p/>
        </draw:line>
        <draw:line draw:style-name="gr1" draw:text-style-name="P1" draw:layer="layout" svg:x1="14.066cm" svg:y1="14.209cm" svg:x2="13.5cm" svg:y2="14.969cm">
          <text:p/>
        </draw:line>
        <draw:line draw:style-name="gr1" draw:text-style-name="P1" draw:layer="layout" svg:x1="13.747cm" svg:y1="14.523cm" svg:x2="13.851cm" svg:y2="14.602cm">
          <text:p/>
        </draw:line>
        <draw:line draw:style-name="gr1" draw:text-style-name="P1" draw:layer="layout" svg:x1="15.248cm" svg:y1="16.038cm" svg:x2="13.5cm" svg:y2="14.968cm">
          <text:p/>
        </draw:line>
        <draw:line draw:style-name="gr1" draw:text-style-name="P1" draw:layer="layout" svg:x1="14.429cm" svg:y1="15.458cm" svg:x2="14.365cm" svg:y2="15.572cm">
          <text:p/>
        </draw:line>
        <draw:line draw:style-name="gr1" draw:text-style-name="P1" draw:layer="layout" svg:x1="13.501cm" svg:y1="14.968cm" svg:x2="13.169cm" svg:y2="15.854cm">
          <text:p/>
        </draw:line>
        <draw:line draw:style-name="gr1" draw:text-style-name="P1" draw:layer="layout" svg:x1="13.282cm" svg:y1="15.356cm" svg:x2="13.395cm" svg:y2="15.396cm">
          <text:p/>
        </draw:line>
        <draw:line draw:style-name="gr1" draw:text-style-name="P1" draw:layer="layout" svg:x1="13.501cm" svg:y1="14.969cm" svg:x2="11.264cm" svg:y2="13.532cm">
          <text:p/>
        </draw:line>
        <draw:line draw:style-name="gr1" draw:text-style-name="P1" draw:layer="layout" svg:x1="12.464cm" svg:y1="14.22cm" svg:x2="12.4cm" svg:y2="14.337cm">
          <text:p/>
        </draw:line>
        <draw:line draw:style-name="gr1" draw:text-style-name="P1" draw:layer="layout" svg:x1="12.411cm" svg:y1="14.195cm" svg:x2="12.347cm" svg:y2="14.299cm">
          <text:p/>
        </draw:line>
        <draw:line draw:style-name="gr1" draw:text-style-name="P1" draw:layer="layout" svg:x1="1.955cm" svg:y1="16.034cm" svg:x2="1.128cm" svg:y2="15.455cm">
          <text:p/>
        </draw:line>
        <draw:line draw:style-name="gr1" draw:text-style-name="P1" draw:layer="layout" svg:x1="1.606cm" svg:y1="15.698cm" svg:x2="1.527cm" svg:y2="15.812cm">
          <text:p/>
        </draw:line>
        <draw:line draw:style-name="gr1" draw:text-style-name="P1" draw:layer="layout" svg:x1="1.954cm" svg:y1="16.033cm" svg:x2="3.613cm" svg:y2="17.622cm">
          <text:p/>
        </draw:line>
        <draw:line draw:style-name="gr1" draw:text-style-name="P1" draw:layer="layout" svg:x1="2.802cm" svg:y1="16.756cm" svg:x2="2.712cm" svg:y2="16.846cm">
          <text:p/>
        </draw:line>
        <draw:line draw:style-name="gr1" draw:text-style-name="P1" draw:layer="layout" svg:x1="3.613cm" svg:y1="17.617cm" svg:x2="2.194cm" svg:y2="18.296cm">
          <text:p/>
        </draw:line>
        <draw:line draw:style-name="gr1" draw:text-style-name="P1" draw:layer="layout" svg:x1="2.903cm" svg:y1="17.878cm" svg:x2="2.953cm" svg:y2="17.996cm">
          <text:p/>
        </draw:line>
        <draw:line draw:style-name="gr1" draw:text-style-name="P1" draw:layer="layout" svg:x1="3.613cm" svg:y1="17.617cm" svg:x2="3.351cm" svg:y2="18.546cm">
          <text:p/>
        </draw:line>
        <draw:line draw:style-name="gr1" draw:text-style-name="P1" draw:layer="layout" svg:x1="3.418cm" svg:y1="18.03cm" svg:x2="3.546cm" svg:y2="18.071cm">
          <text:p/>
        </draw:line>
        <draw:line draw:style-name="gr1" draw:text-style-name="P1" draw:layer="layout" svg:x1="3.613cm" svg:y1="17.622cm" svg:x2="1.668cm" svg:y2="17.303cm">
          <text:p/>
        </draw:line>
        <draw:line draw:style-name="gr1" draw:text-style-name="P1" draw:layer="layout" svg:x1="2.678cm" svg:y1="17.399cm" svg:x2="2.649cm" svg:y2="17.527cm">
          <text:p/>
        </draw:line>
        <draw:line draw:style-name="gr1" draw:text-style-name="P1" draw:layer="layout" svg:x1="3.612cm" svg:y1="17.622cm" svg:x2="6.111cm" svg:y2="16.792cm">
          <text:p/>
        </draw:line>
        <draw:line draw:style-name="gr1" draw:text-style-name="P1" draw:layer="layout" svg:x1="4.769cm" svg:y1="17.159cm" svg:x2="4.819cm" svg:y2="17.276cm">
          <text:p/>
        </draw:line>
        <draw:line draw:style-name="gr1" draw:text-style-name="P1" draw:layer="layout" svg:x1="4.829cm" svg:y1="17.134cm" svg:x2="4.869cm" svg:y2="17.262cm">
          <text:p/>
        </draw:line>
        <draw:line draw:style-name="gr1" draw:text-style-name="P1" draw:layer="layout" svg:x1="12.88cm" svg:y1="12.244cm" svg:x2="11.881cm" svg:y2="12.676cm">
          <text:p/>
        </draw:line>
        <draw:line draw:style-name="gr1" draw:text-style-name="P1" draw:layer="layout" svg:x1="12.371cm" svg:y1="12.378cm" svg:x2="12.425cm" svg:y2="12.496cm">
          <text:p/>
        </draw:line>
        <draw:line draw:style-name="gr1" draw:text-style-name="P1" draw:layer="layout" svg:x1="8.15cm" svg:y1="17.918cm" svg:x2="7.736cm" svg:y2="16.933cm">
          <text:p/>
        </draw:line>
        <draw:line draw:style-name="gr1" draw:text-style-name="P1" draw:layer="layout" svg:x1="8.012cm" svg:y1="17.423cm" svg:x2="7.884cm" svg:y2="17.477cm">
          <text:p/>
        </draw:line>
        <draw:line draw:style-name="gr1" draw:text-style-name="P1" draw:layer="layout" svg:x1="6.844cm" svg:y1="17.149cm" svg:x2="6.106cm" svg:y2="16.792cm">
          <text:p/>
        </draw:line>
        <draw:line draw:style-name="gr1" draw:text-style-name="P1" draw:layer="layout" svg:x1="6.523cm" svg:y1="16.922cm" svg:x2="6.469cm" svg:y2="17.036cm">
          <text:p/>
        </draw:line>
        <draw:line draw:style-name="gr1" draw:text-style-name="P1" draw:layer="layout" svg:x1="6.111cm" svg:y1="16.792cm" svg:x2="5.478cm" svg:y2="17.664cm">
          <text:p/>
        </draw:line>
        <draw:line draw:style-name="gr1" draw:text-style-name="P1" draw:layer="layout" svg:x1="5.75cm" svg:y1="17.159cm" svg:x2="5.853cm" svg:y2="17.237cm">
          <text:p/>
        </draw:line>
        <draw:line draw:style-name="gr1" draw:text-style-name="P1" draw:layer="layout" svg:x1="6.106cm" svg:y1="16.796cm" svg:x2="8.153cm" svg:y2="15.86cm">
          <text:p/>
        </draw:line>
        <draw:line draw:style-name="gr1" draw:text-style-name="P1" draw:layer="layout" svg:x1="7.062cm" svg:y1="16.277cm" svg:x2="7.116cm" svg:y2="16.394cm">
          <text:p/>
        </draw:line>
        <draw:line draw:style-name="gr1" draw:text-style-name="P1" draw:layer="layout" svg:x1="8.153cm" svg:y1="15.861cm" svg:x2="7.298cm" svg:y2="14.601cm">
          <text:p/>
        </draw:line>
        <draw:line draw:style-name="gr1" draw:text-style-name="P1" draw:layer="layout" svg:x1="7.783cm" svg:y1="15.218cm" svg:x2="7.683cm" svg:y2="15.283cm">
          <text:p/>
        </draw:line>
        <draw:line draw:style-name="gr1" draw:text-style-name="P1" draw:layer="layout" svg:x1="8.149cm" svg:y1="15.86cm" svg:x2="8.908cm" svg:y2="16.133cm">
          <text:p/>
        </draw:line>
        <draw:line draw:style-name="gr1" draw:text-style-name="P1" draw:layer="layout" svg:x1="8.517cm" svg:y1="15.924cm" svg:x2="8.477cm" svg:y2="16.038cm">
          <text:p/>
        </draw:line>
        <draw:line draw:style-name="gr1" draw:text-style-name="P1" draw:layer="layout" svg:x1="8.149cm" svg:y1="15.861cm" svg:x2="9.653cm" svg:y2="14.537cm">
          <text:p/>
        </draw:line>
        <draw:line draw:style-name="gr1" draw:text-style-name="P1" draw:layer="layout" svg:x1="8.83cm" svg:y1="15.169cm" svg:x2="8.919cm" svg:y2="15.258cm">
          <text:p/>
        </draw:line>
        <draw:line draw:style-name="gr1" draw:text-style-name="P1" draw:layer="layout" svg:x1="9.648cm" svg:y1="14.538cm" svg:x2="11.265cm" svg:y2="13.532cm">
          <text:p/>
        </draw:line>
        <draw:line draw:style-name="gr1" draw:text-style-name="P1" draw:layer="layout" svg:x1="10.392cm" svg:y1="13.994cm" svg:x2="10.457cm" svg:y2="14.098cm">
          <text:p/>
        </draw:line>
        <draw:line draw:style-name="gr1" draw:text-style-name="P1" draw:layer="layout" svg:x1="8.78cm" svg:y1="10.904cm" svg:x2="9.681cm" svg:y2="11.822cm">
          <text:p/>
        </draw:line>
        <draw:line draw:style-name="gr1" draw:text-style-name="P1" draw:layer="layout" svg:x1="9.247cm" svg:y1="11.295cm" svg:x2="9.158cm" svg:y2="11.385cm">
          <text:p/>
        </draw:line>
        <draw:line draw:style-name="gr1" draw:text-style-name="P1" draw:layer="layout" svg:x1="11.244cm" svg:y1="12.128cm" svg:x2="10.47cm" svg:y2="12.538cm">
          <text:p/>
        </draw:line>
        <draw:line draw:style-name="gr1" draw:text-style-name="P1" draw:layer="layout" svg:x1="10.847cm" svg:y1="12.255cm" svg:x2="10.912cm" svg:y2="12.369cm">
          <text:p/>
        </draw:line>
        <draw:line draw:style-name="gr1" draw:text-style-name="P1" draw:layer="layout" svg:x1="11.938cm" svg:y1="9.126cm" svg:x2="12.482cm" svg:y2="9.727cm">
          <text:p/>
        </draw:line>
        <draw:line draw:style-name="gr1" draw:text-style-name="P1" draw:layer="layout" svg:x1="12.224cm" svg:y1="9.355cm" svg:x2="12.135cm" svg:y2="9.444cm">
          <text:p/>
        </draw:line>
        <draw:line draw:style-name="gr1" draw:text-style-name="P1" draw:layer="layout" svg:x1="13.476cm" svg:y1="1.591cm" svg:x2="13.611cm" svg:y2="2.745cm">
          <text:p/>
        </draw:line>
        <draw:line draw:style-name="gr1" draw:text-style-name="P1" draw:layer="layout" svg:x1="13.6cm" svg:y1="2.088cm" svg:x2="13.472cm" svg:y2="2.103cm">
          <text:p/>
        </draw:line>
        <draw:line draw:style-name="gr1" draw:text-style-name="P1" draw:layer="layout" svg:x1="13.6cm" svg:y1="2.151cm" svg:x2="13.472cm" svg:y2="2.167cm">
          <text:p/>
        </draw:line>
        <draw:line draw:style-name="gr1" draw:text-style-name="P1" draw:layer="layout" svg:x1="14.352cm" svg:y1="8.178cm" svg:x2="13.828cm" svg:y2="7.581cm">
          <text:p/>
        </draw:line>
        <draw:line draw:style-name="gr1" draw:text-style-name="P1" draw:layer="layout" svg:x1="14.154cm" svg:y1="7.852cm" svg:x2="14.061cm" svg:y2="7.942cm">
          <text:p/>
        </draw:line>
        <draw:line draw:style-name="gr1" draw:text-style-name="P1" draw:layer="layout" svg:x1="13.828cm" svg:y1="7.582cm" svg:x2="14.701cm" svg:y2="7.002cm">
          <text:p/>
        </draw:line>
        <draw:line draw:style-name="gr1" draw:text-style-name="P1" draw:layer="layout" svg:x1="14.202cm" svg:y1="7.249cm" svg:x2="14.267cm" svg:y2="7.363cm">
          <text:p/>
        </draw:line>
        <draw:line draw:style-name="gr1" draw:text-style-name="P1" draw:layer="layout" svg:x1="13.833cm" svg:y1="7.582cm" svg:x2="13.79cm" svg:y2="5.736cm">
          <text:p/>
        </draw:line>
        <draw:line draw:style-name="gr1" draw:text-style-name="P1" draw:layer="layout" svg:x1="13.86cm" svg:y1="6.681cm" svg:x2="13.733cm" svg:y2="6.681cm">
          <text:p/>
        </draw:line>
        <draw:line draw:style-name="gr1" draw:text-style-name="P1" draw:layer="layout" svg:x1="13.833cm" svg:y1="7.581cm" svg:x2="12.477cm" svg:y2="9.727cm">
          <text:p/>
        </draw:line>
        <draw:line draw:style-name="gr1" draw:text-style-name="P1" draw:layer="layout" svg:x1="13.144cm" svg:y1="8.533cm" svg:x2="13.258cm" svg:y2="8.598cm">
          <text:p/>
        </draw:line>
        <draw:line draw:style-name="gr1" draw:text-style-name="P1" draw:layer="layout" svg:x1="13.116cm" svg:y1="8.583cm" svg:x2="13.219cm" svg:y2="8.647cm">
          <text:p/>
        </draw:line>
        <draw:line draw:style-name="gr1" draw:text-style-name="P1" draw:layer="layout" svg:x1="13.081cm" svg:y1="8.636cm" svg:x2="13.18cm" svg:y2="8.711cm">
          <text:p/>
        </draw:line>
        <draw:line draw:style-name="gr1" draw:text-style-name="P1" draw:layer="layout" svg:x1="13.791cm" svg:y1="5.737cm" svg:x2="13.398cm" svg:y2="4.748cm">
          <text:p/>
        </draw:line>
        <draw:line draw:style-name="gr1" draw:text-style-name="P1" draw:layer="layout" svg:x1="13.66cm" svg:y1="5.242cm" svg:x2="13.546cm" svg:y2="5.296cm">
          <text:p/>
        </draw:line>
        <draw:line draw:style-name="gr1" draw:text-style-name="P1" draw:layer="layout" svg:x1="13.398cm" svg:y1="4.749cm" svg:x2="13.773cm" svg:y2="3.82cm">
          <text:p/>
        </draw:line>
        <draw:line draw:style-name="gr1" draw:text-style-name="P1" draw:layer="layout" svg:x1="13.507cm" svg:y1="4.282cm" svg:x2="13.625cm" svg:y2="4.336cm">
          <text:p/>
        </draw:line>
        <draw:line draw:style-name="gr1" draw:text-style-name="P1" draw:layer="layout" svg:x1="13.773cm" svg:y1="3.821cm" svg:x2="13.606cm" svg:y2="2.744cm">
          <text:p/>
        </draw:line>
        <draw:line draw:style-name="gr1" draw:text-style-name="P1" draw:layer="layout" svg:x1="13.748cm" svg:y1="3.298cm" svg:x2="13.62cm" svg:y2="3.313cm">
          <text:p/>
        </draw:line>
        <draw:line draw:style-name="gr1" draw:text-style-name="P1" draw:layer="layout" svg:x1="7.737cm" svg:y1="16.933cm" svg:x2="6.84cm" svg:y2="17.149cm">
          <text:p/>
        </draw:line>
        <draw:line draw:style-name="gr1" draw:text-style-name="P1" draw:layer="layout" svg:x1="7.302cm" svg:y1="16.958cm" svg:x2="7.331cm" svg:y2="17.086cm">
          <text:p/>
        </draw:line>
        <draw:line draw:style-name="gr1" draw:text-style-name="P1" draw:layer="layout" svg:x1="7.736cm" svg:y1="16.934cm" svg:x2="8.153cm" svg:y2="15.86cm">
          <text:p/>
        </draw:line>
        <draw:line draw:style-name="gr1" draw:text-style-name="P1" draw:layer="layout" svg:x1="7.87cm" svg:y1="16.39cm" svg:x2="7.984cm" svg:y2="16.443cm">
          <text:p/>
        </draw:line>
        <draw:line draw:style-name="gr1" draw:text-style-name="P1" draw:layer="layout" svg:x1="11.264cm" svg:y1="13.532cm" svg:x2="11.445cm" svg:y2="14.574cm">
          <text:p/>
        </draw:line>
        <draw:line draw:style-name="gr1" draw:text-style-name="P1" draw:layer="layout" svg:x1="11.402cm" svg:y1="14.005cm" svg:x2="11.274cm" svg:y2="14.02cm">
          <text:p/>
        </draw:line>
        <draw:line draw:style-name="gr1" draw:text-style-name="P1" draw:layer="layout" svg:x1="11.264cm" svg:y1="13.533cm" svg:x2="11.886cm" svg:y2="12.675cm">
          <text:p/>
        </draw:line>
        <draw:line draw:style-name="gr1" draw:text-style-name="P1" draw:layer="layout" svg:x1="11.504cm" svg:y1="13.088cm" svg:x2="11.607cm" svg:y2="13.163cm">
          <text:p/>
        </draw:line>
        <draw:line draw:style-name="gr1" draw:text-style-name="P1" draw:layer="layout" svg:x1="11.265cm" svg:y1="13.533cm" svg:x2="10.47cm" svg:y2="12.534cm">
          <text:p/>
        </draw:line>
        <draw:line draw:style-name="gr1" draw:text-style-name="P1" draw:layer="layout" svg:x1="10.937cm" svg:y1="13.01cm" svg:x2="10.833cm" svg:y2="13.089cm">
          <text:p/>
        </draw:line>
        <draw:line draw:style-name="gr1" draw:text-style-name="P1" draw:layer="layout" svg:x1="11.886cm" svg:y1="12.676cm" svg:x2="11.243cm" svg:y2="12.128cm">
          <text:p/>
        </draw:line>
        <draw:line draw:style-name="gr1" draw:text-style-name="P1" draw:layer="layout" svg:x1="11.617cm" svg:y1="12.368cm" svg:x2="11.539cm" svg:y2="12.471cm">
          <text:p/>
        </draw:line>
        <draw:line draw:style-name="gr1" draw:text-style-name="P1" draw:layer="layout" svg:x1="10.471cm" svg:y1="12.538cm" svg:x2="9.68cm" svg:y2="11.821cm">
          <text:p/>
        </draw:line>
        <draw:line draw:style-name="gr1" draw:text-style-name="P1" draw:layer="layout" svg:x1="10.129cm" svg:y1="12.142cm" svg:x2="10.054cm" svg:y2="12.242cm">
          <text:p/>
        </draw:line>
        <draw:line draw:style-name="gr1" draw:text-style-name="P1" draw:layer="layout" svg:x1="12.482cm" svg:y1="9.722cm" svg:x2="11.264cm" svg:y2="13.533cm">
          <text:p/>
        </draw:line>
        <draw:line draw:style-name="gr1" draw:text-style-name="P1" draw:layer="layout" svg:x1="11.867cm" svg:y1="11.398cm" svg:x2="11.995cm" svg:y2="11.438cm">
          <text:p/>
        </draw:line>
        <draw:line draw:style-name="gr1" draw:text-style-name="P1" draw:layer="layout" svg:x1="11.856cm" svg:y1="11.447cm" svg:x2="11.97cm" svg:y2="11.487cm">
          <text:p/>
        </draw:line>
        <draw:line draw:style-name="gr1" draw:text-style-name="P1" draw:layer="layout" svg:x1="11.832cm" svg:y1="11.511cm" svg:x2="11.96cm" svg:y2="11.55cm">
          <text:p/>
        </draw:line>
        <draw:line draw:style-name="gr1" draw:text-style-name="P1" draw:layer="layout" svg:x1="11.818cm" svg:y1="11.574cm" svg:x2="11.935cm" svg:y2="11.614cm">
          <text:p/>
        </draw:line>
        <draw:line draw:style-name="gr1" draw:text-style-name="P1" draw:layer="layout" svg:x1="11.793cm" svg:y1="11.634cm" svg:x2="11.921cm" svg:y2="11.677cm">
          <text:p/>
        </draw:line>
        <draw:line draw:style-name="gr1" draw:text-style-name="P1" draw:layer="layout" svg:x1="11.779cm" svg:y1="11.687cm" svg:x2="11.896cm" svg:y2="11.727cm">
          <text:p/>
        </draw:line>
        <draw:line draw:style-name="gr1" draw:text-style-name="P1" draw:layer="layout" svg:x1="11.754cm" svg:y1="11.751cm" svg:x2="11.882cm" svg:y2="11.79cm">
          <text:p/>
        </draw:line>
        <draw:line draw:style-name="gr1" draw:text-style-name="P1" draw:layer="layout" svg:x1="14.33cm" svg:y1="4.631cm" svg:x2="13.79cm" svg:y2="5.737cm">
          <text:p/>
        </draw:line>
        <draw:line draw:style-name="gr1" draw:text-style-name="P1" draw:layer="layout" svg:x1="14.012cm" svg:y1="5.115cm" svg:x2="14.129cm" svg:y2="5.179cm">
          <text:p/>
        </draw:line>
        <draw:line draw:style-name="gr1" draw:text-style-name="P1" draw:layer="layout" svg:x1="14.33cm" svg:y1="4.636cm" svg:x2="13.772cm" svg:y2="3.82cm">
          <text:p/>
        </draw:line>
        <draw:line draw:style-name="gr1" draw:text-style-name="P1" draw:layer="layout" svg:x1="14.115cm" svg:y1="4.208cm" svg:x2="14.012cm" svg:y2="4.287cm">
          <text:p/>
        </draw:line>
        <draw:line draw:style-name="gr1" draw:text-style-name="P1" draw:layer="layout" svg:x1="14.329cm" svg:y1="4.636cm" svg:x2="16.14cm" svg:y2="3.845cm">
          <text:p/>
        </draw:line>
        <draw:line draw:style-name="gr1" draw:text-style-name="P1" draw:layer="layout" svg:x1="15.06cm" svg:y1="4.233cm" svg:x2="15.11cm" svg:y2="4.361cm">
          <text:p/>
        </draw:line>
        <draw:line draw:style-name="gr1" draw:text-style-name="P1" draw:layer="layout" svg:x1="15.123cm" svg:y1="4.208cm" svg:x2="15.173cm" svg:y2="4.336cm">
          <text:p/>
        </draw:line>
        <draw:line draw:style-name="gr1" draw:text-style-name="P1" draw:layer="layout" svg:x1="15.172cm" svg:y1="4.183cm" svg:x2="15.226cm" svg:y2="4.311cm">
          <text:p/>
        </draw:line>
        <draw:line draw:style-name="gr1" draw:text-style-name="P1" draw:layer="layout" svg:x1="15.236cm" svg:y1="4.159cm" svg:x2="15.29cm" svg:y2="4.287cm">
          <text:p/>
        </draw:line>
        <draw:line draw:style-name="gr1" draw:text-style-name="P1" draw:layer="layout" svg:x1="15.285cm" svg:y1="4.131cm" svg:x2="15.339cm" svg:y2="4.262cm">
          <text:p/>
        </draw:line>
        <draw:path draw:style-name="gr2" draw:text-style-name="P2" draw:layer="layout" svg:width="0.19cm" svg:height="0.191cm" svg:x="15.829cm" svg:y="14.784cm" svg:viewBox="0 0 191 192" svg:d="M191 96c0 54-42 96-95 96s-96-42-96-96c0-53 43-96 96-96s95 43 95 96z">
          <text:p/>
        </draw:path>
        <draw:path draw:style-name="gr2" draw:text-style-name="P2" draw:layer="layout" svg:width="0.19cm" svg:height="0.19cm" svg:x="17.674cm" svg:y="19.801cm" svg:viewBox="0 0 191 191" svg:d="M191 96c0 53-42 95-95 95-54 0-96-42-96-95 0-54 42-96 96-96 53 0 95 42 95 96z">
          <text:p/>
        </draw:path>
        <draw:path draw:style-name="gr2" draw:text-style-name="P2" draw:layer="layout" svg:width="0.268cm" svg:height="0.134cm" svg:x="17.141cm" svg:y="16.016cm" svg:viewBox="0 0 269 135" svg:d="M134 135h135c0-75-60-135-135-135-74 0-134 60-134 135z">
          <text:p/>
        </draw:path>
        <draw:line draw:style-name="gr3" draw:text-style-name="P1" draw:layer="layout" svg:x1="17.275cm" svg:y1="16.15cm" svg:x2="17.141cm" svg:y2="16.15cm">
          <text:p/>
        </draw:line>
        <draw:line draw:style-name="gr3" draw:text-style-name="P1" draw:layer="layout" svg:x1="17.275cm" svg:y1="16.15cm" svg:x2="17.141cm" svg:y2="16.15cm">
          <text:p/>
        </draw:line>
        <draw:line draw:style-name="gr3" draw:text-style-name="P1" draw:layer="layout" svg:x1="17.275cm" svg:y1="16.15cm" svg:x2="17.141cm" svg:y2="16.15cm">
          <text:p/>
        </draw:line>
        <draw:path draw:style-name="gr4" draw:text-style-name="P3" draw:layer="layout" svg:width="0.268cm" svg:height="0.134cm" svg:x="17.141cm" svg:y="16.15cm" svg:viewBox="0 0 269 135" svg:d="M134 0h-134c0 74 60 135 134 135 75 0 135-61 135-135z">
          <text:p/>
        </draw:path>
        <draw:line draw:style-name="gr3" draw:text-style-name="P1" draw:layer="layout" svg:x1="16.668cm" svg:y1="17.088cm" svg:x2="16.859cm" svg:y2="17.088cm">
          <text:p/>
        </draw:line>
        <draw:line draw:style-name="gr3" draw:text-style-name="P1" draw:layer="layout" svg:x1="16.668cm" svg:y1="17.088cm" svg:x2="16.859cm" svg:y2="17.088cm">
          <text:p/>
        </draw:line>
        <draw:line draw:style-name="gr3" draw:text-style-name="P1" draw:layer="layout" svg:x1="16.668cm" svg:y1="17.088cm" svg:x2="16.859cm" svg:y2="17.088cm">
          <text:p/>
        </draw:line>
        <draw:line draw:style-name="gr3" draw:text-style-name="P1" draw:layer="layout" svg:x1="16.668cm" svg:y1="17.088cm" svg:x2="16.859cm" svg:y2="17.088cm">
          <text:p/>
        </draw:line>
        <draw:path draw:style-name="gr4" draw:text-style-name="P3" draw:layer="layout" svg:width="0.378cm" svg:height="0.381cm" svg:x="16.481cm" svg:y="16.898cm" svg:viewBox="0 0 379 382" svg:d="M379 191c0 106-86 191-192 191-102 0-187-85-187-191s85-191 187-191c106 0 192 85 192 191z">
          <text:p/>
        </draw:path>
        <draw:path draw:style-name="gr2" draw:text-style-name="P2" draw:layer="layout" svg:width="0.981cm" svg:height="0.494cm" svg:x="18.792cm" svg:y="18.086cm" svg:viewBox="0 0 982 495" svg:d="M488 495h494c0-272-223-495-494-495-255 0-460 191-488 439z">
          <text:p/>
        </draw:path>
        <draw:line draw:style-name="gr3" draw:text-style-name="P1" draw:layer="layout" svg:x1="19.28cm" svg:y1="18.581cm" svg:x2="18.792cm" svg:y2="18.52cm">
          <text:p/>
        </draw:line>
        <draw:line draw:style-name="gr3" draw:text-style-name="P1" draw:layer="layout" svg:x1="19.28cm" svg:y1="18.581cm" svg:x2="18.792cm" svg:y2="18.52cm">
          <text:p/>
        </draw:line>
        <draw:line draw:style-name="gr3" draw:text-style-name="P1" draw:layer="layout" svg:x1="19.28cm" svg:y1="18.581cm" svg:x2="18.792cm" svg:y2="18.52cm">
          <text:p/>
        </draw:line>
        <draw:path draw:style-name="gr4" draw:text-style-name="P3" draw:layer="layout" svg:width="0.985cm" svg:height="0.551cm" svg:x="18.788cm" svg:y="18.52cm" svg:viewBox="0 0 986 552" svg:d="M492 57l-488-57c-4 18-4 39-4 57 0 271 219 495 492 495 271 0 494-224 494-495z">
          <text:p/>
        </draw:path>
        <draw:path draw:style-name="gr2" draw:text-style-name="P2" draw:layer="layout" svg:width="0.191cm" svg:height="0.191cm" svg:x="17.705cm" svg:y="17.215cm" svg:viewBox="0 0 192 192" svg:d="M192 95c0 53-46 97-99 97-50 0-93-44-93-97s43-95 93-95c53 0 99 42 99 95z">
          <text:p/>
        </draw:path>
        <draw:path draw:style-name="gr2" draw:text-style-name="P2" draw:layer="layout" svg:width="0.272cm" svg:height="0.269cm" svg:x="16.439cm" svg:y="19.356cm" svg:viewBox="0 0 273 270" svg:d="M273 135c0 75-65 135-139 135s-134-60-134-135 60-135 134-135 139 60 139 135z">
          <text:p/>
        </draw:path>
        <draw:path draw:style-name="gr2" draw:text-style-name="P2" draw:layer="layout" svg:width="0.533cm" svg:height="0.536cm" svg:x="17.155cm" svg:y="18.397cm" svg:viewBox="0 0 534 537" svg:d="M534 269c0 148-120 268-265 268-149 0-269-120-269-268s120-269 269-269c145 0 265 121 265 269z">
          <text:p/>
        </draw:path>
        <draw:path draw:style-name="gr2" draw:text-style-name="P2" draw:layer="layout" svg:width="0.187cm" svg:height="0.191cm" svg:x="13.973cm" svg:y="14.114cm" svg:viewBox="0 0 188 192" svg:d="M188 96c0 50-39 96-95 96-54 0-93-46-93-96 0-53 39-96 93-96 56 0 95 43 95 96z">
          <text:p/>
        </draw:path>
        <draw:path draw:style-name="gr2" draw:text-style-name="P2" draw:layer="layout" svg:width="0.191cm" svg:height="0.191cm" svg:x="13.073cm" svg:y="15.758cm" svg:viewBox="0 0 192 192" svg:d="M192 95c0 54-42 97-96 97-53 0-96-43-96-97 0-53 43-95 96-95 54 0 96 42 96 95z">
          <text:p/>
        </draw:path>
        <draw:path draw:style-name="gr2" draw:text-style-name="P2" draw:layer="layout" svg:width="0.501cm" svg:height="0.501cm" svg:x="14.996cm" svg:y="15.786cm" svg:viewBox="0 0 502 502" svg:d="M502 251c0 137-113 251-251 251s-251-114-251-251c0-138 113-251 251-251s251 113 251 251z">
          <text:p/>
        </draw:path>
        <draw:path draw:style-name="gr2" draw:text-style-name="P2" draw:layer="layout" svg:width="0.268cm" svg:height="0.268cm" svg:x="13.366cm" svg:y="14.834cm" svg:viewBox="0 0 269 269" svg:d="M269 135c0 74-60 134-135 134-74 0-134-60-134-134s60-135 134-135c75 0 135 61 135 135z">
          <text:p/>
        </draw:path>
        <draw:line draw:style-name="gr3" draw:text-style-name="P1" draw:layer="layout" svg:x1="1.954cm" svg:y1="16.033cm" svg:x2="2.046cm" svg:y2="16.033cm">
          <text:p/>
        </draw:line>
        <draw:path draw:style-name="gr5" draw:text-style-name="P4" draw:layer="layout" svg:width="0.19cm" svg:height="0.187cm" svg:x="1.859cm" svg:y="15.938cm" svg:viewBox="0 0 191 188" svg:d="M191 95c0 53-42 93-96 93-53 0-95-40-95-93s42-95 95-95c54 0 96 42 96 95z">
          <text:p/>
        </draw:path>
        <draw:line draw:style-name="gr3" draw:text-style-name="P1" draw:layer="layout" svg:x1="1.128cm" svg:y1="15.455cm" svg:x2="1.224cm" svg:y2="15.455cm">
          <text:p/>
        </draw:line>
        <draw:path draw:style-name="gr5" draw:text-style-name="P4" draw:layer="layout" svg:width="0.194cm" svg:height="0.191cm" svg:x="1.033cm" svg:y="15.359cm" svg:viewBox="0 0 195 192" svg:d="M195 96c0 54-46 96-95 96-53 0-100-42-100-96 0-53 47-96 100-96 49 0 95 43 95 96z">
          <text:p/>
        </draw:path>
        <draw:line draw:style-name="gr3" draw:text-style-name="P1" draw:layer="layout" svg:x1="2.194cm" svg:y1="18.291cm" svg:x2="2.289cm" svg:y2="18.291cm">
          <text:p/>
        </draw:line>
        <draw:path draw:style-name="gr5" draw:text-style-name="P4" draw:layer="layout" svg:width="0.187cm" svg:height="0.19cm" svg:x="2.102cm" svg:y="18.196cm" svg:viewBox="0 0 188 191" svg:d="M188 99c0 50-39 92-92 92s-96-42-96-92c0-53 43-99 96-99s92 46 92 99z">
          <text:p/>
        </draw:path>
        <draw:line draw:style-name="gr3" draw:text-style-name="P1" draw:layer="layout" svg:x1="3.351cm" svg:y1="18.545cm" svg:x2="3.443cm" svg:y2="18.545cm">
          <text:p/>
        </draw:line>
        <draw:path draw:style-name="gr5" draw:text-style-name="P4" draw:layer="layout" svg:width="0.19cm" svg:height="0.19cm" svg:x="3.256cm" svg:y="18.45cm" svg:viewBox="0 0 191 191" svg:d="M191 96c0 53-42 95-95 95-54 0-96-42-96-95 0-54 42-96 96-96 53 0 95 42 95 96z">
          <text:p/>
        </draw:path>
        <draw:line draw:style-name="gr3" draw:text-style-name="P1" draw:layer="layout" svg:x1="1.668cm" svg:y1="17.303cm" svg:x2="1.76cm" svg:y2="17.303cm">
          <text:p/>
        </draw:line>
        <draw:path draw:style-name="gr5" draw:text-style-name="P4" draw:layer="layout" svg:width="0.19cm" svg:height="0.187cm" svg:x="1.573cm" svg:y="17.208cm" svg:viewBox="0 0 191 188" svg:d="M191 95c0 53-42 93-95 93s-96-40-96-93c0-56 43-95 96-95s95 39 95 95z">
          <text:p/>
        </draw:path>
        <draw:line draw:style-name="gr3" draw:text-style-name="P1" draw:layer="layout" svg:x1="3.612cm" svg:y1="17.617cm" svg:x2="4.194cm" svg:y2="17.617cm">
          <text:p/>
        </draw:line>
        <draw:path draw:style-name="gr5" draw:text-style-name="P4" draw:layer="layout" svg:width="1.164cm" svg:height="1.168cm" svg:x="3.03cm" svg:y="17.035cm" svg:viewBox="0 0 1165 1169" svg:d="M1165 582c0 325-262 587-583 587s-582-262-582-587c0-321 261-582 582-582s583 261 583 582z">
          <text:p/>
        </draw:path>
        <draw:line draw:style-name="gr3" draw:text-style-name="P1" draw:layer="layout" svg:x1="12.879cm" svg:y1="12.244cm" svg:x2="13.042cm" svg:y2="12.244cm">
          <text:p/>
        </draw:line>
        <draw:line draw:style-name="gr3" draw:text-style-name="P1" draw:layer="layout" svg:x1="12.879cm" svg:y1="12.244cm" svg:x2="13.042cm" svg:y2="12.244cm">
          <text:p/>
        </draw:line>
        <draw:line draw:style-name="gr3" draw:text-style-name="P1" draw:layer="layout" svg:x1="12.879cm" svg:y1="12.244cm" svg:x2="13.042cm" svg:y2="12.244cm">
          <text:p/>
        </draw:line>
        <draw:line draw:style-name="gr3" draw:text-style-name="P1" draw:layer="layout" svg:x1="12.879cm" svg:y1="12.244cm" svg:x2="13.042cm" svg:y2="12.244cm">
          <text:p/>
        </draw:line>
        <draw:line draw:style-name="gr3" draw:text-style-name="P1" draw:layer="layout" svg:x1="12.879cm" svg:y1="12.244cm" svg:x2="13.042cm" svg:y2="12.244cm">
          <text:p/>
        </draw:line>
        <draw:path draw:style-name="gr6" draw:text-style-name="P5" draw:layer="layout" svg:width="0.331cm" svg:height="0.331cm" svg:x="12.714cm" svg:y="12.079cm" svg:viewBox="0 0 332 332" svg:d="M332 166c0 92-74 166-166 166-91 0-166-74-166-166 0-91 75-166 166-166 92 0 166 75 166 166z">
          <text:p/>
        </draw:path>
        <draw:line draw:style-name="gr3" draw:text-style-name="P1" draw:layer="layout" svg:x1="8.149cm" svg:y1="17.917cm" svg:x2="8.24cm" svg:y2="17.917cm">
          <text:p/>
        </draw:line>
        <draw:path draw:style-name="gr5" draw:text-style-name="P4" draw:layer="layout" svg:width="0.191cm" svg:height="0.19cm" svg:x="8.053cm" svg:y="17.822cm" svg:viewBox="0 0 192 191" svg:d="M192 95c0 54-46 96-95 96-53 0-97-42-97-96 0-53 44-95 97-95 49 0 95 42 95 95z">
          <text:p/>
        </draw:path>
        <draw:line draw:style-name="gr3" draw:text-style-name="P1" draw:layer="layout" svg:x1="6.84cm" svg:y1="17.145cm" svg:x2="6.935cm" svg:y2="17.145cm">
          <text:p/>
        </draw:line>
        <draw:path draw:style-name="gr5" draw:text-style-name="P4" draw:layer="layout" svg:width="0.187cm" svg:height="0.191cm" svg:x="6.748cm" svg:y="17.049cm" svg:viewBox="0 0 188 192" svg:d="M188 99c0 50-42 93-95 93-54 0-93-43-93-93 0-56 39-99 93-99 53 0 95 43 95 99z">
          <text:p/>
        </draw:path>
        <draw:line draw:style-name="gr3" draw:text-style-name="P1" draw:layer="layout" svg:x1="5.478cm" svg:y1="17.66cm" svg:x2="5.573cm" svg:y2="17.66cm">
          <text:p/>
        </draw:line>
        <draw:path draw:style-name="gr5" draw:text-style-name="P4" draw:layer="layout" svg:width="0.191cm" svg:height="0.187cm" svg:x="5.386cm" svg:y="17.568cm" svg:viewBox="0 0 192 188" svg:d="M192 93c0 56-42 95-95 95s-97-39-97-95c0-50 44-93 97-93s95 43 95 93z">
          <text:p/>
        </draw:path>
        <draw:line draw:style-name="gr3" draw:text-style-name="P1" draw:layer="layout" svg:x1="6.106cm" svg:y1="16.792cm" svg:x2="6.498cm" svg:y2="16.792cm">
          <text:p/>
        </draw:line>
        <draw:path draw:style-name="gr5" draw:text-style-name="P4" draw:layer="layout" svg:width="0.78cm" svg:height="0.779cm" svg:x="5.718cm" svg:y="16.404cm" svg:viewBox="0 0 781 780" svg:d="M781 392c0 215-173 388-388 388-216 0-393-173-393-388 0-219 177-392 393-392 215 0 388 173 388 392z">
          <text:p/>
        </draw:path>
        <draw:line draw:style-name="gr3" draw:text-style-name="P1" draw:layer="layout" svg:x1="7.298cm" svg:y1="14.601cm" svg:x2="7.433cm" svg:y2="14.601cm">
          <text:p/>
        </draw:line>
        <draw:line draw:style-name="gr3" draw:text-style-name="P1" draw:layer="layout" svg:x1="7.298cm" svg:y1="14.601cm" svg:x2="7.433cm" svg:y2="14.601cm">
          <text:p/>
        </draw:line>
        <draw:line draw:style-name="gr3" draw:text-style-name="P1" draw:layer="layout" svg:x1="7.298cm" svg:y1="14.601cm" svg:x2="7.433cm" svg:y2="14.601cm">
          <text:p/>
        </draw:line>
        <draw:line draw:style-name="gr3" draw:text-style-name="P1" draw:layer="layout" svg:x1="7.298cm" svg:y1="14.601cm" svg:x2="7.433cm" svg:y2="14.601cm">
          <text:p/>
        </draw:line>
        <draw:path draw:style-name="gr4" draw:text-style-name="P3" draw:layer="layout" svg:width="0.269cm" svg:height="0.268cm" svg:x="7.164cm" svg:y="14.467cm" svg:viewBox="0 0 270 269" svg:d="M270 138c0 71-60 131-136 131-74 0-134-60-134-131 0-78 60-138 134-138 76 0 136 60 136 138z">
          <text:p/>
        </draw:path>
        <draw:line draw:style-name="gr3" draw:text-style-name="P1" draw:layer="layout" svg:x1="8.907cm" svg:y1="16.132cm" svg:x2="9.002cm" svg:y2="16.132cm">
          <text:p/>
        </draw:line>
        <draw:line draw:style-name="gr3" draw:text-style-name="P1" draw:layer="layout" svg:x1="8.907cm" svg:y1="16.132cm" svg:x2="9.002cm" svg:y2="16.132cm">
          <text:p/>
        </draw:line>
        <draw:line draw:style-name="gr3" draw:text-style-name="P1" draw:layer="layout" svg:x1="8.907cm" svg:y1="16.132cm" svg:x2="9.002cm" svg:y2="16.132cm">
          <text:p/>
        </draw:line>
        <draw:line draw:style-name="gr3" draw:text-style-name="P1" draw:layer="layout" svg:x1="8.907cm" svg:y1="16.132cm" svg:x2="9.002cm" svg:y2="16.132cm">
          <text:p/>
        </draw:line>
        <draw:path draw:style-name="gr4" draw:text-style-name="P3" draw:layer="layout" svg:width="0.19cm" svg:height="0.19cm" svg:x="8.812cm" svg:y="16.037cm" svg:viewBox="0 0 191 191" svg:d="M191 96c0 53-42 95-95 95s-96-42-96-95 43-96 96-96 95 43 95 96z">
          <text:p/>
        </draw:path>
        <draw:line draw:style-name="gr3" draw:text-style-name="P1" draw:layer="layout" svg:x1="8.149cm" svg:y1="15.86cm" svg:x2="8.491cm" svg:y2="15.86cm">
          <text:p/>
        </draw:line>
        <draw:line draw:style-name="gr3" draw:text-style-name="P1" draw:layer="layout" svg:x1="8.149cm" svg:y1="15.86cm" svg:x2="8.491cm" svg:y2="15.86cm">
          <text:p/>
        </draw:line>
        <draw:line draw:style-name="gr3" draw:text-style-name="P1" draw:layer="layout" svg:x1="8.149cm" svg:y1="15.86cm" svg:x2="8.491cm" svg:y2="15.86cm">
          <text:p/>
        </draw:line>
        <draw:line draw:style-name="gr3" draw:text-style-name="P1" draw:layer="layout" svg:x1="8.149cm" svg:y1="15.86cm" svg:x2="8.491cm" svg:y2="15.86cm">
          <text:p/>
        </draw:line>
        <draw:path draw:style-name="gr4" draw:text-style-name="P3" draw:layer="layout" svg:width="0.681cm" svg:height="0.685cm" svg:x="7.81cm" svg:y="15.518cm" svg:viewBox="0 0 682 686" svg:d="M682 342c0 191-152 344-339 344-190 0-343-153-343-344 0-190 153-342 343-342 187 0 339 152 339 342z">
          <text:p/>
        </draw:path>
        <draw:line draw:style-name="gr3" draw:text-style-name="P1" draw:layer="layout" svg:x1="9.648cm" svg:y1="14.537cm" svg:x2="9.743cm" svg:y2="14.537cm">
          <text:p/>
        </draw:line>
        <draw:line draw:style-name="gr3" draw:text-style-name="P1" draw:layer="layout" svg:x1="9.648cm" svg:y1="14.537cm" svg:x2="9.743cm" svg:y2="14.537cm">
          <text:p/>
        </draw:line>
        <draw:line draw:style-name="gr3" draw:text-style-name="P1" draw:layer="layout" svg:x1="9.648cm" svg:y1="14.537cm" svg:x2="9.743cm" svg:y2="14.537cm">
          <text:p/>
        </draw:line>
        <draw:line draw:style-name="gr3" draw:text-style-name="P1" draw:layer="layout" svg:x1="9.648cm" svg:y1="14.537cm" svg:x2="9.743cm" svg:y2="14.537cm">
          <text:p/>
        </draw:line>
        <draw:path draw:style-name="gr4" draw:text-style-name="P3" draw:layer="layout" svg:width="0.191cm" svg:height="0.191cm" svg:x="9.556cm" svg:y="14.442cm" svg:viewBox="0 0 192 192" svg:d="M192 96c0 53-46 96-99 96-49 0-93-43-93-96s44-96 93-96c53 0 99 43 99 96z">
          <text:p/>
        </draw:path>
        <draw:line draw:style-name="gr3" draw:text-style-name="P1" draw:layer="layout" svg:x1="8.78cm" svg:y1="10.904cm" svg:x2="8.875cm" svg:y2="10.904cm">
          <text:p/>
        </draw:line>
        <draw:line draw:style-name="gr3" draw:text-style-name="P1" draw:layer="layout" svg:x1="8.78cm" svg:y1="10.904cm" svg:x2="8.875cm" svg:y2="10.904cm">
          <text:p/>
        </draw:line>
        <draw:line draw:style-name="gr3" draw:text-style-name="P1" draw:layer="layout" svg:x1="8.78cm" svg:y1="10.904cm" svg:x2="8.875cm" svg:y2="10.904cm">
          <text:p/>
        </draw:line>
        <draw:line draw:style-name="gr3" draw:text-style-name="P1" draw:layer="layout" svg:x1="8.78cm" svg:y1="10.904cm" svg:x2="8.875cm" svg:y2="10.904cm">
          <text:p/>
        </draw:line>
        <draw:line draw:style-name="gr3" draw:text-style-name="P1" draw:layer="layout" svg:x1="8.78cm" svg:y1="10.904cm" svg:x2="8.875cm" svg:y2="10.904cm">
          <text:p/>
        </draw:line>
        <draw:path draw:style-name="gr6" draw:text-style-name="P5" draw:layer="layout" svg:width="0.19cm" svg:height="0.191cm" svg:x="8.685cm" svg:y="10.812cm" svg:viewBox="0 0 191 192" svg:d="M191 95c0 51-43 97-96 97s-95-46-95-97c0-53 42-95 95-95s96 42 96 95z">
          <text:p/>
        </draw:path>
        <draw:line draw:style-name="gr3" draw:text-style-name="P1" draw:layer="layout" svg:x1="9.68cm" svg:y1="11.821cm" svg:x2="9.913cm" svg:y2="11.821cm">
          <text:p/>
        </draw:line>
        <draw:line draw:style-name="gr3" draw:text-style-name="P1" draw:layer="layout" svg:x1="9.68cm" svg:y1="11.821cm" svg:x2="9.913cm" svg:y2="11.821cm">
          <text:p/>
        </draw:line>
        <draw:line draw:style-name="gr3" draw:text-style-name="P1" draw:layer="layout" svg:x1="9.68cm" svg:y1="11.821cm" svg:x2="9.913cm" svg:y2="11.821cm">
          <text:p/>
        </draw:line>
        <draw:line draw:style-name="gr3" draw:text-style-name="P1" draw:layer="layout" svg:x1="9.68cm" svg:y1="11.821cm" svg:x2="9.913cm" svg:y2="11.821cm">
          <text:p/>
        </draw:line>
        <draw:line draw:style-name="gr3" draw:text-style-name="P1" draw:layer="layout" svg:x1="9.68cm" svg:y1="11.821cm" svg:x2="9.913cm" svg:y2="11.821cm">
          <text:p/>
        </draw:line>
        <draw:path draw:style-name="gr6" draw:text-style-name="P5" draw:layer="layout" svg:width="0.466cm" svg:height="0.466cm" svg:x="9.447cm" svg:y="11.588cm" svg:viewBox="0 0 467 467" svg:d="M467 233c0 128-103 234-233 234-127 0-234-106-234-234 0-130 107-233 234-233 130 0 233 103 233 233z">
          <text:p/>
        </draw:path>
        <draw:line draw:style-name="gr3" draw:text-style-name="P1" draw:layer="layout" svg:x1="11.44cm" svg:y1="14.573cm" svg:x2="11.606cm" svg:y2="14.573cm">
          <text:p/>
        </draw:line>
        <draw:line draw:style-name="gr3" draw:text-style-name="P1" draw:layer="layout" svg:x1="11.44cm" svg:y1="14.573cm" svg:x2="11.606cm" svg:y2="14.573cm">
          <text:p/>
        </draw:line>
        <draw:line draw:style-name="gr3" draw:text-style-name="P1" draw:layer="layout" svg:x1="11.44cm" svg:y1="14.573cm" svg:x2="11.606cm" svg:y2="14.573cm">
          <text:p/>
        </draw:line>
        <draw:line draw:style-name="gr3" draw:text-style-name="P1" draw:layer="layout" svg:x1="11.44cm" svg:y1="14.573cm" svg:x2="11.606cm" svg:y2="14.573cm">
          <text:p/>
        </draw:line>
        <draw:line draw:style-name="gr3" draw:text-style-name="P1" draw:layer="layout" svg:x1="11.44cm" svg:y1="14.573cm" svg:x2="11.606cm" svg:y2="14.573cm">
          <text:p/>
        </draw:line>
        <draw:path draw:style-name="gr6" draw:text-style-name="P5" draw:layer="layout" svg:width="0.328cm" svg:height="0.329cm" svg:x="11.278cm" svg:y="14.41cm" svg:viewBox="0 0 329 330" svg:d="M329 163c0 92-74 167-162 167-92 0-167-75-167-167 0-88 75-163 167-163 88 0 162 75 162 163z">
          <text:p/>
        </draw:path>
        <draw:line draw:style-name="gr3" draw:text-style-name="P1" draw:layer="layout" svg:x1="11.243cm" svg:y1="12.128cm" svg:x2="11.338cm" svg:y2="12.128cm">
          <text:p/>
        </draw:line>
        <draw:line draw:style-name="gr3" draw:text-style-name="P1" draw:layer="layout" svg:x1="11.243cm" svg:y1="12.128cm" svg:x2="11.338cm" svg:y2="12.128cm">
          <text:p/>
        </draw:line>
        <draw:line draw:style-name="gr3" draw:text-style-name="P1" draw:layer="layout" svg:x1="11.243cm" svg:y1="12.128cm" svg:x2="11.338cm" svg:y2="12.128cm">
          <text:p/>
        </draw:line>
        <draw:line draw:style-name="gr3" draw:text-style-name="P1" draw:layer="layout" svg:x1="11.243cm" svg:y1="12.128cm" svg:x2="11.338cm" svg:y2="12.128cm">
          <text:p/>
        </draw:line>
        <draw:line draw:style-name="gr3" draw:text-style-name="P1" draw:layer="layout" svg:x1="11.243cm" svg:y1="12.128cm" svg:x2="11.338cm" svg:y2="12.128cm">
          <text:p/>
        </draw:line>
        <draw:path draw:style-name="gr6" draw:text-style-name="P5" draw:layer="layout" svg:width="0.191cm" svg:height="0.19cm" svg:x="11.147cm" svg:y="12.033cm" svg:viewBox="0 0 192 191" svg:d="M192 96c0 53-44 95-96 95-53 0-96-42-96-95s43-96 96-96c52 0 96 43 96 96z">
          <text:p/>
        </draw:path>
        <draw:line draw:style-name="gr3" draw:text-style-name="P1" draw:layer="layout" svg:x1="16.139cm" svg:y1="3.845cm" svg:x2="16.351cm" svg:y2="3.845cm">
          <text:p/>
        </draw:line>
        <draw:line draw:style-name="gr3" draw:text-style-name="P1" draw:layer="layout" svg:x1="16.139cm" svg:y1="3.845cm" svg:x2="16.351cm" svg:y2="3.845cm">
          <text:p/>
        </draw:line>
        <draw:line draw:style-name="gr3" draw:text-style-name="P1" draw:layer="layout" svg:x1="16.139cm" svg:y1="3.845cm" svg:x2="16.351cm" svg:y2="3.845cm">
          <text:p/>
        </draw:line>
        <draw:path draw:style-name="gr7" draw:text-style-name="P6" draw:layer="layout" svg:width="0.424cm" svg:height="0.423cm" svg:x="15.927cm" svg:y="3.633cm" svg:viewBox="0 0 425 424" svg:d="M425 212c0 116-96 212-213 212-116 0-212-96-212-212 0-117 96-212 212-212 117 0 213 95 213 212z">
          <text:p/>
        </draw:path>
        <draw:line draw:style-name="gr3" draw:text-style-name="P1" draw:layer="layout" svg:x1="11.938cm" svg:y1="9.126cm" svg:x2="12.072cm" svg:y2="9.126cm">
          <text:p/>
        </draw:line>
        <draw:line draw:style-name="gr3" draw:text-style-name="P1" draw:layer="layout" svg:x1="11.938cm" svg:y1="9.126cm" svg:x2="12.072cm" svg:y2="9.126cm">
          <text:p/>
        </draw:line>
        <draw:path draw:style-name="gr8" draw:text-style-name="P7" draw:layer="layout" svg:width="0.269cm" svg:height="0.271cm" svg:x="11.803cm" svg:y="8.992cm" svg:viewBox="0 0 270 272" svg:d="M270 135c0 74-60 137-134 137-76 0-136-63-136-137 0-75 60-135 136-135 74 0 134 60 134 135z">
          <text:p/>
        </draw:path>
        <draw:line draw:style-name="gr3" draw:text-style-name="P1" draw:layer="layout" svg:x1="13.476cm" svg:y1="1.591cm" svg:x2="13.571cm" svg:y2="1.591cm">
          <text:p/>
        </draw:line>
        <draw:line draw:style-name="gr3" draw:text-style-name="P1" draw:layer="layout" svg:x1="13.476cm" svg:y1="1.591cm" svg:x2="13.571cm" svg:y2="1.591cm">
          <text:p/>
        </draw:line>
        <draw:path draw:style-name="gr8" draw:text-style-name="P7" draw:layer="layout" svg:width="0.191cm" svg:height="0.191cm" svg:x="13.38cm" svg:y="1.495cm" svg:viewBox="0 0 192 192" svg:d="M192 96c0 53-42 96-95 96s-97-43-97-96 44-96 97-96 95 43 95 96z">
          <text:p/>
        </draw:path>
        <draw:line draw:style-name="gr3" draw:text-style-name="P1" draw:layer="layout" svg:x1="14.351cm" svg:y1="8.173cm" svg:x2="14.446cm" svg:y2="8.173cm">
          <text:p/>
        </draw:line>
        <draw:line draw:style-name="gr3" draw:text-style-name="P1" draw:layer="layout" svg:x1="14.351cm" svg:y1="8.173cm" svg:x2="14.446cm" svg:y2="8.173cm">
          <text:p/>
        </draw:line>
        <draw:line draw:style-name="gr3" draw:text-style-name="P1" draw:layer="layout" svg:x1="14.351cm" svg:y1="8.173cm" svg:x2="14.446cm" svg:y2="8.173cm">
          <text:p/>
        </draw:line>
        <draw:line draw:style-name="gr3" draw:text-style-name="P1" draw:layer="layout" svg:x1="14.351cm" svg:y1="8.173cm" svg:x2="14.446cm" svg:y2="8.173cm">
          <text:p/>
        </draw:line>
        <draw:path draw:style-name="gr4" draw:text-style-name="P3" draw:layer="layout" svg:width="0.191cm" svg:height="0.191cm" svg:x="14.255cm" svg:y="8.078cm" svg:viewBox="0 0 192 192" svg:d="M192 95c0 53-43 97-95 97-51 0-97-44-97-97 0-49 46-95 97-95 52 0 95 46 95 95z">
          <text:p/>
        </draw:path>
        <draw:line draw:style-name="gr3" draw:text-style-name="P1" draw:layer="layout" svg:x1="14.7cm" svg:y1="7.002cm" svg:x2="14.795cm" svg:y2="7.002cm">
          <text:p/>
        </draw:line>
        <draw:line draw:style-name="gr3" draw:text-style-name="P1" draw:layer="layout" svg:x1="14.7cm" svg:y1="7.002cm" svg:x2="14.795cm" svg:y2="7.002cm">
          <text:p/>
        </draw:line>
        <draw:line draw:style-name="gr3" draw:text-style-name="P1" draw:layer="layout" svg:x1="14.7cm" svg:y1="7.002cm" svg:x2="14.795cm" svg:y2="7.002cm">
          <text:p/>
        </draw:line>
        <draw:line draw:style-name="gr3" draw:text-style-name="P1" draw:layer="layout" svg:x1="14.7cm" svg:y1="7.002cm" svg:x2="14.795cm" svg:y2="7.002cm">
          <text:p/>
        </draw:line>
        <draw:path draw:style-name="gr4" draw:text-style-name="P3" draw:layer="layout" svg:width="0.19cm" svg:height="0.194cm" svg:x="14.605cm" svg:y="6.907cm" svg:viewBox="0 0 191 195" svg:d="M191 95c0 53-42 100-96 100-50 0-95-47-95-100 0-49 45-95 95-95 54 0 96 46 96 95z">
          <text:p/>
        </draw:path>
        <draw:line draw:style-name="gr3" draw:text-style-name="P1" draw:layer="layout" svg:x1="13.828cm" svg:y1="7.581cm" svg:x2="14.156cm" svg:y2="7.581cm">
          <text:p/>
        </draw:line>
        <draw:line draw:style-name="gr3" draw:text-style-name="P1" draw:layer="layout" svg:x1="13.828cm" svg:y1="7.581cm" svg:x2="14.156cm" svg:y2="7.581cm">
          <text:p/>
        </draw:line>
        <draw:line draw:style-name="gr3" draw:text-style-name="P1" draw:layer="layout" svg:x1="13.828cm" svg:y1="7.581cm" svg:x2="14.156cm" svg:y2="7.581cm">
          <text:p/>
        </draw:line>
        <draw:line draw:style-name="gr3" draw:text-style-name="P1" draw:layer="layout" svg:x1="13.828cm" svg:y1="7.581cm" svg:x2="14.156cm" svg:y2="7.581cm">
          <text:p/>
        </draw:line>
        <draw:path draw:style-name="gr4" draw:text-style-name="P3" draw:layer="layout" svg:width="0.656cm" svg:height="0.656cm" svg:x="13.504cm" svg:y="7.253cm" svg:viewBox="0 0 657 657" svg:d="M657 329c0 183-149 328-333 328-180 0-324-145-324-328 0-181 144-329 324-329 184 0 333 148 333 329z">
          <text:p/>
        </draw:path>
        <draw:line draw:style-name="gr3" draw:text-style-name="P1" draw:layer="layout" svg:x1="13.79cm" svg:y1="5.736cm" svg:x2="13.885cm" svg:y2="5.736cm">
          <text:p/>
        </draw:line>
        <draw:line draw:style-name="gr3" draw:text-style-name="P1" draw:layer="layout" svg:x1="13.79cm" svg:y1="5.736cm" svg:x2="13.885cm" svg:y2="5.736cm">
          <text:p/>
        </draw:line>
        <draw:line draw:style-name="gr3" draw:text-style-name="P1" draw:layer="layout" svg:x1="13.79cm" svg:y1="5.736cm" svg:x2="13.885cm" svg:y2="5.736cm">
          <text:p/>
        </draw:line>
        <draw:line draw:style-name="gr3" draw:text-style-name="P1" draw:layer="layout" svg:x1="13.79cm" svg:y1="5.736cm" svg:x2="13.885cm" svg:y2="5.736cm">
          <text:p/>
        </draw:line>
        <draw:path draw:style-name="gr4" draw:text-style-name="P3" draw:layer="layout" svg:width="0.191cm" svg:height="0.191cm" svg:x="13.694cm" svg:y="5.64cm" svg:viewBox="0 0 192 192" svg:d="M192 96c0 53-42 96-95 96-54 0-97-43-97-96s43-96 97-96c53 0 95 43 95 96z">
          <text:p/>
        </draw:path>
        <draw:line draw:style-name="gr3" draw:text-style-name="P1" draw:layer="layout" svg:x1="13.398cm" svg:y1="4.748cm" svg:x2="13.493cm" svg:y2="4.748cm">
          <text:p/>
        </draw:line>
        <draw:line draw:style-name="gr3" draw:text-style-name="P1" draw:layer="layout" svg:x1="13.398cm" svg:y1="4.748cm" svg:x2="13.493cm" svg:y2="4.748cm">
          <text:p/>
        </draw:line>
        <draw:path draw:style-name="gr8" draw:text-style-name="P7" draw:layer="layout" svg:width="0.19cm" svg:height="0.19cm" svg:x="13.303cm" svg:y="4.653cm" svg:viewBox="0 0 191 191" svg:d="M191 96c0 53-42 95-95 95-54 0-96-42-96-95s42-96 96-96c53 0 95 43 95 96z">
          <text:p/>
        </draw:path>
        <draw:line draw:style-name="gr3" draw:text-style-name="P1" draw:layer="layout" svg:x1="13.606cm" svg:y1="2.744cm" svg:x2="13.701cm" svg:y2="2.744cm">
          <text:p/>
        </draw:line>
        <draw:line draw:style-name="gr3" draw:text-style-name="P1" draw:layer="layout" svg:x1="13.606cm" svg:y1="2.744cm" svg:x2="13.701cm" svg:y2="2.744cm">
          <text:p/>
        </draw:line>
        <draw:path draw:style-name="gr8" draw:text-style-name="P7" draw:layer="layout" svg:width="0.194cm" svg:height="0.19cm" svg:x="13.511cm" svg:y="2.649cm" svg:viewBox="0 0 195 191" svg:d="M195 95c0 54-47 96-96 96-53 0-99-42-99-96 0-53 46-95 99-95 49 0 96 42 96 95z">
          <text:p/>
        </draw:path>
        <draw:line draw:style-name="gr3" draw:text-style-name="P1" draw:layer="layout" svg:x1="13.772cm" svg:y1="3.82cm" svg:x2="13.867cm" svg:y2="3.82cm">
          <text:p/>
        </draw:line>
        <draw:line draw:style-name="gr3" draw:text-style-name="P1" draw:layer="layout" svg:x1="13.772cm" svg:y1="3.82cm" svg:x2="13.867cm" svg:y2="3.82cm">
          <text:p/>
        </draw:line>
        <draw:path draw:style-name="gr8" draw:text-style-name="P7" draw:layer="layout" svg:width="0.19cm" svg:height="0.19cm" svg:x="13.677cm" svg:y="3.725cm" svg:viewBox="0 0 191 191" svg:d="M191 95c0 53-42 96-96 96-53 0-95-43-95-96s42-95 95-95c54 0 96 42 96 95z">
          <text:p/>
        </draw:path>
        <draw:path draw:style-name="gr9" draw:text-style-name="P8" draw:layer="layout" svg:width="0.127cm" svg:height="0.127cm" svg:x="7.672cm" svg:y="16.869cm" svg:viewBox="0 0 128 128" svg:d="M128 64c0 36-28 64-63 64s-65-28-65-64c0-35 30-64 65-64s63 29 63 64z">
          <text:p/>
        </draw:path>
        <draw:path draw:style-name="gr9" draw:text-style-name="P8" draw:layer="layout" svg:width="0.127cm" svg:height="0.127cm" svg:x="11.2cm" svg:y="13.469cm" svg:viewBox="0 0 128 128" svg:d="M128 64c0 35-28 64-63 64-37 0-65-29-65-64 0-36 28-64 65-64 35 0 63 28 63 64z">
          <text:p/>
        </draw:path>
        <draw:path draw:style-name="gr9" draw:text-style-name="P8" draw:layer="layout" svg:width="0.127cm" svg:height="0.127cm" svg:x="11.821cm" svg:y="12.611cm" svg:viewBox="0 0 128 128" svg:d="M128 65c0 35-32 63-67 63-36 0-61-28-61-63s25-65 61-65c35 0 67 30 67 65z">
          <text:p/>
        </draw:path>
        <draw:path draw:style-name="gr9" draw:text-style-name="P8" draw:layer="layout" svg:width="0.127cm" svg:height="0.127cm" svg:x="10.406cm" svg:y="12.47cm" svg:viewBox="0 0 128 128" svg:d="M128 65c0 35-28 63-64 63-35 0-64-28-64-63 0-37 29-65 64-65 36 0 64 28 64 65z">
          <text:p/>
        </draw:path>
        <draw:path draw:style-name="gr9" draw:text-style-name="P8" draw:layer="layout" svg:width="0.127cm" svg:height="0.127cm" svg:x="12.414cm" svg:y="9.662cm" svg:viewBox="0 0 128 128" svg:d="M128 61c0 35-28 67-65 67-35 0-63-32-63-67 0-36 28-61 63-61 37 0 65 25 65 61z">
          <text:p/>
        </draw:path>
        <draw:path draw:style-name="gr9" draw:text-style-name="P8" draw:layer="layout" svg:width="0.127cm" svg:height="0.127cm" svg:x="14.266cm" svg:y="4.568cm" svg:viewBox="0 0 128 128" svg:d="M128 67c0 33-28 61-64 61-35 0-64-28-64-61 0-39 29-67 64-67 36 0 64 28 64 67z">
          <text:p/>
        </draw:path>
        <draw:polygon draw:style-name="gr10" draw:text-style-name="P9" draw:layer="layout" svg:width="5.422cm" svg:height="4.4cm" svg:x="2.268cm" svg:y="2.8cm" svg:viewBox="0 0 5423 4401" draw:points="0,0 5423,0 5423,4401 0,4401">
          <text:p/>
        </draw:polygon>
        <draw:path draw:style-name="gr3" draw:text-style-name="P1" draw:layer="layout" svg:width="0.596cm" svg:height="0.596cm" svg:x="4.48cm" svg:y="8.343cm" svg:viewBox="0 0 597 597" svg:d="M597 296c0 167-135 301-297 301-166 0-300-134-300-301 0-162 134-296 300-296 162 0 297 134 297 296z">
          <text:p/>
        </draw:path>
        <draw:path draw:style-name="gr11" draw:text-style-name="P8" draw:layer="layout" svg:width="1.641cm" svg:height="0.3cm" svg:x="3.968cm" svg:y="8.025cm" svg:viewBox="0 0 1642 301" svg:d="M99 223h-95v-17h7c7 0 10 0 14 0 3-4 3-4 3-7 4-5 4-8 4-15v-124c0-7 0-10-4-14 0-3-3-7-7-7-3 0-10 0-17 0h-4v-14c18-4 32-7 39-7 7-4 14-7 18-11h14v180c0 7 3 12 7 15 0 4 7 4 14 4h7zM291 120c0 14-4 28-4 39-4 11-7 18-7 25-7 7-11 15-14 22-14 14-32 21-50 21-7 0-17 0-24-4-7-3-18-10-25-17s-11-19-18-33c-3-14-3-32-3-49 0-18 0-32 0-46 3-11 7-18 7-25 3-7 7-14 11-18 14-21 31-28 52-28 22 0 39 7 53 28 7 8 11 18 14 29 4 14 8 31 8 56zM248 117v-22c0-17-3-28-3-38 0-11-4-18-11-25-3-7-7-11-18-11-10 0-17 4-21 11-3 7-7 18-7 32 0 10 0 28 0 53 0 21 0 42 0 53 0 14 4 24 7 32 4 7 11 11 21 11 8 0 11-4 18-7 4-4 7-12 7-19 4-7 4-14 4-25 0-7 3-17 3-31zM527 184c0 10 0 18-7 25s-14 11-21 14c-11 4-21 4-36 4-7 0-17 0-24 0-7-4-18-7-21-7l-8 7h-14v-43h14c0 7 8 15 15 22 10 3 21 7 38 7 4 0 7 0 11 0 7 0 11-4 14-7 7 0 7-4 7-12 0-3 0-7-7-10-3-4-10-4-25-7-14-4-24-7-35-11-10-4-18-7-25-14s-10-14-10-25c0-14 7-21 17-32 15-7 29-10 46-10 11 0 22 0 29 3 7 4 14 4 17 7l4-10h14v39h-14c0-4-4-7-7-11-4-3-11-7-18-10-7 0-14-4-21-4-11 0-18 4-25 4-7 3-10 7-10 10 0 4 0 7 3 7 0 0 4 4 7 4 4 3 7 3 18 7 7 3 14 3 14 3 18 4 35 11 46 18 10 3 14 14 14 32zM717 187c0 12-3 19-7 22-3 7-7 11-10 14-7 4-14 4-21 4s-18-4-22-7c-7-4-10-7-10-14-18 14-35 21-53 21-14 0-21-4-32-7-7-7-10-14-10-26 0-7 3-14 7-21 3-3 10-11 17-14 7-7 18-11 29-14 10-4 24-7 38-11v-10c0-7-3-11-7-18-3-3-7-7-17-7-11 0-14 4-18 7-4 4-7 7-7 14-4 7-4 11-7 14 0 4-7 4-14 4-4 0-7 0-11-4-3-3-7-7-7-10 0-11 7-18 18-29 10-7 28-10 49-10 25 0 39 3 50 14 7 7 14 18 14 32v49c0 7 0 11 0 14 0 5 0 5 3 8 0 0 4 4 7 4 0 0 4-4 4-7 3-5 3-5 3-12zM643 191v-43c-21 7-35 14-38 22-8 3-8 10-8 17 0 4 0 7 4 12 4 3 7 7 14 7 4 0 11-4 14-7 4 0 7-5 14-8zM1024 223h-88v-14c7 0 14-3 18-3 0 0 3-4 3-7 0-5 0-8 0-15v-50c0-7 0-14-3-17-4-7-11-11-21-11-7 0-15 4-22 7-3 4-10 11-14 18-3 7-3 14-3 21v32c0 7 0 10 0 15 0 3 3 7 7 7 3 0 7 3 17 3v14h-88v-14c7 0 11-3 14-3 4 0 7-4 7-7 0-5 0-8 0-15v-50c0-10-3-17-7-21-7-3-10-7-17-7s-14 4-18 7c-7 4-14 7-18 11 0 3-3 10-3 14 0 0 0 7 0 14v32c0 7 0 10 0 15 0 3 3 7 7 7s7 3 14 3v14h-85v-14c8 0 11-3 15-3 3 0 3-4 7-7 0-5 0-8 0-15v-53c0-11-7-18-18-18h-11v-14l67-14c4 7 4 14 4 25 7-7 14-15 25-18 7-4 17-7 28-7 10 0 21 3 28 7 11 3 18 11 21 21 11-10 21-18 28-21 11-4 18-7 29-7 17 0 31 3 39 14 10 7 14 18 14 35v50c0 7 0 10 3 15 0 3 0 3 4 7 3 0 7 3 14 3h3zM1211 155c0 11-3 25-7 36-7 11-14 22-28 29-11 7-21 7-35 7-18 0-32-4-46-18v53c0 4 3 11 3 14 0 4 4 4 4 7 3 0 7 0 14 0h11v18h-96v-18c7 0 14 0 18 0 4-3 4-3 7-7 0-3 0-7 0-14v-128c0-3 0-10 0-14-3 0-3-3-7-3-4-4-11-4-18-4v-14l64-14c0 3 0 10 0 21 7-7 18-14 25-14 7-4 14-7 24-7 11 0 21 3 28 7 11 3 18 7 22 14 7 7 10 14 14 21 3 11 3 18 3 28zM1169 152c0-32-14-49-35-49-7 0-14 3-21 7-8 3-11 10-18 17v60c7 7 10 15 18 19 7 3 14 3 21 3 21 0 35-18 35-57zM1321 223h-92v-14h7c7 0 11-3 14-3 4 0 4-4 4-7 3-5 3-8 3-15v-138c0-7-3-11-7-14-3 0-10-4-21-4v-14l67-14v184c0 7 0 10 3 15 0 3 0 3 4 7 4 0 7 3 14 3h4zM1483 152h-99c0 0 0 7 0 14 4 7 4 11 7 18 0 7 7 15 11 18 7 7 14 7 24 7 8 0 15 0 22-3 10-4 14-7 21-19l14 12c-14 21-32 28-60 28-14 0-25 0-35-4-11-3-18-10-25-14-7-7-14-15-18-22-3-10-3-21-3-28 0-14 0-25 7-39 7-10 18-17 28-25 11-7 25-10 39-10s28 3 39 10c7 8 17 15 21 25 3 11 7 21 7 32zM1444 138c0-25-10-39-28-39-11 0-18 4-21 11-7 7-11 17-11 28zM1642 184c0 10-4 18-11 25-3 7-10 11-21 14-11 4-21 4-32 4-10 0-17 0-28 0-7-4-14-7-21-7l-4 7h-14v-43h11c3 7 7 15 17 22 7 3 22 7 36 7 3 0 10 0 14 0 3 0 7-4 14-7 3 0 7-4 7-12 0-3-4-7-7-10-7-4-14-4-25-7-14-4-28-7-39-11-7-4-14-7-21-14s-10-14-10-25c0-14 3-21 17-32 11-7 25-10 46-10 11 0 21 0 28 3 7 4 11 4 18 7l4-10h10v39h-10c-4-4-4-7-11-11-4-3-7-7-14-10-7 0-14-4-25-4-7 0-14 4-21 4-7 3-14 7-14 10 0 4 3 7 3 7 4 0 4 4 7 4 4 3 11 3 18 7 11 3 14 3 18 3 17 4 31 11 42 18 11 3 18 14 18 32z">
          <text:p/>
        </draw:path>
        <draw:path draw:style-name="gr3" draw:text-style-name="P1" draw:layer="layout" svg:width="0.191cm" svg:height="0.19cm" svg:x="4.684cm" svg:y="8.763cm" svg:viewBox="0 0 192 191" svg:d="M192 96c0 53-47 95-96 95-53 0-96-42-96-95 0-54 43-96 96-96 49 0 96 42 96 96z">
          <text:p/>
        </draw:path>
        <draw:path draw:style-name="gr11" draw:text-style-name="P8" draw:layer="layout" svg:width="1.319cm" svg:height="0.299cm" svg:x="4.127cm" svg:y="9.031cm" svg:viewBox="0 0 1320 300" svg:d="M102 223h-98v-14h7c7 0 10 0 14-4 3 0 7-3 7-7 0 0 0-7 0-14v-124c0-7 0-11 0-15-4-3-4-3-7-7-4 0-11 0-18 0h-7v-17c18 0 32-4 39-4 7-3 14-7 21-10h14v181c0 7 0 14 4 17 3 0 7 4 17 4h7zM363 184c0 11-3 18-7 25-7 7-14 10-24 14-7 3-18 7-32 7-7 0-18-4-25-4-10-3-17-3-25-7l-3 7h-14v-38h14c0 7 7 10 14 17s21 7 35 7c4 0 11 0 14 0 4 0 11-3 15-3 3-4 7-7 7-14 0-4-4-7-7-11-4 0-15-3-25-7-14-4-28-7-35-11-11-3-18-7-25-14s-11-14-11-24c0-11 7-22 18-29 11-11 28-15 46-15 10 0 21 0 28 4s14 4 18 8l3-12h14v40h-14c0-3-3-7-7-10-7-4-10-8-17-11-8 0-15 0-25 0-7 0-14 0-21 0-7 3-11 7-11 14v4c4 3 7 3 7 7 7 0 11 3 21 3 7 4 14 4 14 4 18 3 32 10 43 17 14 7 17 18 17 32zM551 191c0 7 0 14-3 18-4 7-7 10-14 14-4 3-11 3-18 3-11 0-18-3-21-7-8-3-12-7-15-14-18 14-35 21-53 21-11 0-21-3-28-7-7-7-11-14-11-21 0-10 4-14 7-21 4-7 11-14 18-18 7-3 14-10 24-14 11 0 25-7 43-10v-7c0-11-4-14-7-18-4-7-11-7-18-7-10 0-14 0-21 3-4 4-4 11-7 18 0 4 0 7-4 11-3 3-7 3-14 3-3 0-7 0-10-3-4-4-7-7-7-11 0-10 7-18 17-25 11-11 25-15 50-15 21 0 39 4 50 15 7 7 11 18 11 32v50c0 7 0 10 3 14 0 3 0 7 0 7 4 3 4 3 7 3 4 0 7-3 7-3 4-4 4-7 4-11zM480 191v-39c-21 4-35 11-39 18-7 7-11 14-11 18 0 3 4 10 7 10 4 4 8 7 11 7 7 0 11 0 18-3 3-4 7-7 14-11zM862 223h-88v-14c7 0 14 0 17-4 0 0 4-3 4-7 0 0 0-7 0-14v-46c0-7 0-14-4-21-3-7-10-7-21-7-7 0-14 0-21 4-7 3-11 10-14 17-4 7-4 14-4 25v28c0 7 0 14 0 14 0 4 4 7 7 7 4 4 11 4 18 4v14h-88v-14c7 0 10 0 14-4 3 0 7-3 7-7 0 0 0-7 0-14v-49c0-11-4-18-7-21-7-4-14-4-18-4-7 0-14 0-21 4-7 3-11 7-14 14-4 3-4 7-4 10-3 4-3 7-3 14v32c0 7 0 14 3 14 0 4 4 7 7 7 4 4 8 4 15 4v14h-89v-14c7 0 15 0 18-4 4 0 4-3 7-7 0 0 0-7 0-14v-53c0-10-7-14-21-14h-7v-18l67-15c0 8 0 15 0 26 10-7 18-14 25-18 10-4 17-8 31-8 11 0 18 4 29 8 10 4 17 11 21 25 10-14 21-21 28-25 11-4 21-8 28-8 18 0 32 4 39 15 11 7 14 22 14 36v49c0 7 0 11 0 14 4 4 4 7 7 7 4 4 7 4 14 4h4zM1049 156c0 14-4 25-7 35-7 14-18 21-29 28-10 7-21 11-35 11-17 0-32-7-42-21v53c0 7 0 10 0 14 0 3 3 7 7 7 0 0 7 3 11 3h10v14h-95v-14c7 0 14-3 17-3 4 0 4-4 4-7 4-4 4-7 4-14v-124c0-7 0-10-4-14 0-3 0-7-4-7-3 0-10 0-17 0v-18l63-15c0 8 4 15 4 22 7-7 14-10 21-14s14-8 25-8c10 0 21 4 28 8 11 4 18 11 21 18 7 4 11 14 14 21 4 7 4 14 4 25zM1006 152c0-31-14-49-35-49-7 0-14 3-21 7-7 7-11 11-14 18v63c3 7 7 11 14 14 7 4 14 4 21 4 21 0 35-18 35-57zM1158 223h-92v-14h7c8 0 11 0 15-4 3 0 3-3 3-7 4-3 4-7 4-14v-139c0-7-4-10-7-14-4 0-11-3-22-3v-14l67-14v184c0 7 4 11 4 14 0 4 0 7 3 7 4 4 8 4 15 4h3zM1320 152h-98c0 4 0 7 3 14 0 7 0 15 4 22 3 7 7 10 10 17 7 4 18 4 25 4s14 0 21-4c7 0 14-7 21-14l14 7c-14 21-35 32-60 32-14 0-24-4-35-7-10-4-17-7-25-14-7-7-14-14-17-21-4-11-4-18-4-29 0-14 4-24 7-35 7-10 18-21 29-28 10-8 24-12 38-12s29 4 39 12c11 7 18 14 21 25 4 10 7 21 7 31zM1282 138c0-24-11-35-29-35-10 0-17 3-21 7-7 7-7 18-10 28z">
          <text:p/>
        </draw:path>
        <draw:path draw:style-name="gr12" draw:text-style-name="P2" draw:layer="layout" svg:width="0.191cm" svg:height="0.19cm" svg:x="2.458cm" svg:y="3.203cm" svg:viewBox="0 0 192 191" svg:d="M192 95c0 54-46 96-100 96-49 0-92-42-92-96 0-53 43-95 92-95 54 0 100 42 100 95z">
          <text:p/>
        </draw:path>
        <draw:path draw:style-name="gr11" draw:text-style-name="P8" draw:layer="layout" svg:width="2.572cm" svg:height="0.385cm" svg:x="2.85cm" svg:y="3.125cm" svg:viewBox="0 0 2573 386" svg:d="M328 106c0 32-11 54-28 68-18 18-39 28-67 32-25 3-50 7-78 7h-25v95c0 14 0 21 4 28 4 4 7 11 14 11 7 3 21 7 35 7v25h-183v-25c14 0 28-4 35-7 7-4 11-7 14-11 4-7 4-14 4-28v-234c0-7 0-17-4-21-3-7-7-14-14-14-7-7-21-7-35-7v-25l106-3c3 0 10 0 17 0 4 0 11 0 15 0 3 0 10 0 17 0s14 0 21 0c22 0 43 3 60 7 21 3 43 10 60 28 21 14 32 35 32 67zM243 106c0-28-7-49-24-56-18-11-39-18-67-18-4 0-11 0-22 0v149h25c25 0 50-3 64-14 17-7 24-29 24-61zM614 322c0 14-4 25-7 32-7 10-14 18-25 25-7 3-21 7-32 7-14 0-28-4-39-11-10-7-14-18-17-28-28 25-60 39-92 39-18 0-35-7-46-18-14-7-17-21-17-35s3-25 10-36c4-10 14-21 28-28 11-7 29-14 46-21 18-7 39-14 67-21v-14c0-14-3-25-10-32-4-7-18-11-32-11s-25 4-32 11c-7 4-10 14-10 25-4 10-4 14-11 21-3 7-11 7-21 7-11 0-14 0-21-7-7-4-11-7-11-18 0-17 11-31 28-46 18-10 46-17 85-17s67 7 81 21c18 14 25 32 25 53v88c0 11 0 18 0 21 0 7 0 11 3 11 4 3 7 7 11 7 7 0 11-4 14-7 4-7 4-11 4-18zM490 322v-67c-35 11-56 21-67 32-7 10-14 21-14 32 0 7 4 14 7 17 7 7 14 11 25 11 7 0 18-4 25-7 7-4 17-11 24-18zM776 379h-155v-25h10c11 0 18-4 25-7 4 0 7-7 7-11 4-3 4-14 4-21v-234c0-14-4-21-11-24-3-4-18-7-35-7v-25l116-25v315c0 7 0 18 0 21 0 4 4 11 11 11 3 3 10 7 21 7h7zM1091 322c0 14-3 25-11 32-3 10-14 18-21 25-10 3-21 7-31 7-18 0-30-4-40-11-11-7-18-18-18-28-32 25-60 39-92 39-21 0-35-7-49-18-11-7-18-21-18-35s4-25 11-36c7-10 14-21 28-28s28-14 46-21 42-14 67-21v-14c0-14-3-25-7-32-7-7-18-11-35-11-14 0-25 4-29 11-7 4-10 14-14 25 0 10-3 14-7 21-3 7-10 7-24 7-7 0-14 0-22-7-3-4-7-7-7-18 0-17 11-31 29-46 17-10 45-17 81-17 42 0 67 7 85 21 15 14 22 32 22 53v88c0 11 0 18 0 21 3 7 3 11 7 11 0 3 3 7 10 7 4 0 7-4 11-7 3-7 7-11 7-18zM963 322v-67c-35 11-56 21-63 32-11 10-15 21-15 32 0 7 4 14 7 17 4 7 11 11 22 11 10 0 17-4 24-7 11-4 18-11 25-18zM1352 259h-166c0 3 0 10 0 21 4 10 4 25 11 35 3 11 10 21 21 28 11 11 25 14 42 14 7 0 22-3 32-7 14-7 28-14 39-28l21 14c-25 32-56 50-102 50-21 0-43-4-60-7-14-7-28-15-43-25-10-11-21-25-28-39-3-14-7-28-7-46 0-21 4-42 14-63 11-18 29-32 46-43 21-10 43-17 67-17 25 0 46 7 64 14 17 14 28 28 39 42 7 18 10 39 10 57zM1285 234c0-42-14-64-49-64-14 0-25 8-36 18-7 11-14 28-14 46zM1673 322c0 14-3 25-7 32-7 10-14 18-25 25-7 3-17 7-31 7s-29-4-39-11c-7-7-14-18-18-28-28 25-60 39-88 39-21 0-39-7-49-18-15-7-22-21-22-35s4-25 11-36c7-10 18-21 32-28 10-7 28-14 46-21 17-7 38-14 67-21v-14c0-14-4-25-11-32-3-7-14-11-32-11-14 0-24 4-31 11-4 4-11 14-11 25 0 10-4 14-11 21-3 7-10 7-21 7-10 0-14 0-21-7-7-4-11-7-11-18 0-17 11-31 29-46 17-10 49-17 84-17 39 0 67 7 82 21 17 14 24 32 24 53v88c0 11 0 18 0 21 0 7 4 11 4 11 3 3 7 7 14 7 3 0 7-4 10-7 4-7 4-11 4-18zM1550 322v-67c-36 11-57 21-67 32-7 10-11 21-11 32 0 7 0 14 7 17 4 7 11 11 21 11 7 0 18-4 25-7 7-4 14-11 25-18zM1920 188c0 11-3 21-11 25-7 7-14 10-24 10-11 0-18-3-25-14-3-7-7-10-10-10-4-4-4-4-11-4-14 0-25 7-32 25-7 14-10 28-10 46v49c0 14 0 25 3 28 7 7 14 11 32 11h14v25h-166v-25h11c17 0 24-4 28-11 4-3 7-14 7-28v-81c0-11-3-21-3-25-4-7-8-10-15-14-7 0-17 0-28 0v-25l102-24c4 10 8 28 11 60 4-11 11-21 18-32 7-7 17-14 28-21 11-4 21-7 32-7 14 0 24 3 35 14 7 7 14 18 14 28zM2135 329c-10 21-21 35-35 46-14 7-28 11-46 11-21 0-35-4-46-11-10-11-17-21-21-32 0-10 0-21 0-35v-127h-42v-28c17 0 32 0 42-7 14-8 25-19 32-29 7-11 10-22 14-36h21v72h78v28h-78v131c0 14 0 24 4 31 3 7 7 11 14 11 10 0 17-4 21-11 7-7 14-14 18-24zM2269 39c0 11-3 21-10 28-11 7-18 11-28 11-11 0-22-4-29-11s-10-17-10-28 3-21 10-28 18-11 29-11c10 0 21 4 28 11s10 17 10 28zM2301 379h-148v-25h7c11 0 18-4 25-7 3 0 7-7 7-11 3-3 3-14 3-21v-81c0-14 0-21-3-25 0-7-4-10-11-10-7-4-14-4-28-4v-25l109-24v169c0 14 4 25 7 28 4 7 14 11 32 11zM2573 322c-25 42-57 64-106 64-25 0-46-4-67-14-18-8-35-22-46-39-14-18-18-39-18-60 0-18 4-32 11-50 3-14 14-28 28-38 11-15 25-22 42-29 18-7 36-10 57-10 25 0 46 3 63 14 22 10 32 25 32 42 0 7-3 14-10 21-7 4-15 7-22 7s-14 0-17-3c-4-4-7-7-7-11 0-7-4-10-4-21-3-7-7-14-14-17-3-4-14-8-21-8-18 0-32 8-46 18-11 14-18 39-18 71 0 17 4 35 7 49 4 14 15 28 25 35 11 11 25 14 39 14 21 0 35-3 42-14 11-7 18-17 25-31z">
          <text:p/>
        </draw:path>
        <draw:path draw:style-name="gr13" draw:text-style-name="P4" draw:layer="layout" svg:width="0.191cm" svg:height="0.19cm" svg:x="2.458cm" svg:y="3.838cm" svg:viewBox="0 0 192 191" svg:d="M192 96c0 53-46 95-100 95-49 0-92-42-92-95 0-54 43-96 92-96 54 0 100 42 100 96z">
          <text:p/>
        </draw:path>
        <draw:path draw:style-name="gr11" draw:text-style-name="P8" draw:layer="layout" svg:width="2.886cm" svg:height="0.512cm" svg:x="2.846cm" svg:y="3.76cm" svg:viewBox="0 0 2887 513" svg:d="M187 375h-187v-21c15 0 29-4 36-7 7-4 14-7 14-11 3-7 3-17 3-28v-233c0-15-3-25-10-33-4-7-18-10-43-10v-25h187v25c-17 0-28 3-35 7-7 0-14 7-18 11 0 7-3 14-3 25v233c0 11 3 21 3 25 4 7 8 10 18 14 7 3 18 7 35 7zM505 266c0 14-4 31-7 46-7 17-18 28-28 42-11 10-25 18-39 25-14 3-32 7-46 7-21 0-39-4-53-11s-25-18-32-28c-17 14-28 28-35 39h-21v-300c0-11-4-19-7-26 0-3-4-7-11-7-7-3-14-3-28-3v-25l113-25v178c10-11 21-18 35-25 11-4 25-7 46-7 18 0 35 3 49 10 15 4 25 14 36 29 10 10 17 24 21 35 7 14 7 28 7 46zM431 262c0-21-4-42-11-60-7-17-21-28-46-28-7 0-14 4-21 7-10 4-17 7-21 14-7 4-14 11-21 18v109c10 14 21 25 35 28 11 4 18 4 25 4 17 0 28-4 39-14 7-11 14-21 17-35 4-15 4-29 4-43zM791 259h-166c0 3 0 10 0 21 0 10 3 21 7 35 7 11 14 21 25 28 10 7 21 11 42 11 7 0 21 0 32-7 14-4 28-11 35-25l21 14c-21 32-53 50-102 50-18 0-39-4-57-11-14-3-28-14-42-21-11-14-21-25-28-39s-7-32-7-46c0-24 3-42 14-60 10-21 28-35 46-49 21-11 42-14 67-14 24 0 46 3 63 14 18 10 28 28 39 42 7 18 11 35 11 57zM724 234c0-42-18-64-50-64-14 0-28 4-35 18-7 11-14 25-14 46zM1055 188c0 11-3 21-10 25-7 7-14 10-22 10-10 0-21-7-28-14-3-7-7-10-7-10-3-4-7-4-10-4-14 0-25 7-36 21-7 18-10 32-10 50v46c0 17 0 28 7 31 3 7 14 11 28 11h14v21h-166v-21h14c15 0 25-4 29-11 3-7 3-14 3-31v-78c0-14 0-21-3-25-4-7-7-10-14-14-4 0-15 0-29 0v-28l106-21c0 7 4 28 7 60 4-11 11-21 18-32 10-7 18-14 28-21 11-7 21-7 32-7 14 0 28 3 35 10 11 11 14 18 14 32zM1182 39c0 11-3 21-10 28-7 8-18 12-29 12-10 0-21-4-28-12-7-10-10-17-10-28s3-21 10-28 18-11 28-11c11 0 22 4 29 11s10 14 10 28zM1214 375h-148v-21h7c10 0 21-4 25-7 3-4 7-7 7-11 3-7 3-14 3-24v-82c0-10 0-17-3-21 0-7-4-7-11-10-3-4-14-4-28-4v-28l113-21v166c0 17 0 28 3 31 4 7 14 11 32 11zM1529 319c0 14-4 28-11 35-3 10-10 18-21 21-10 7-22 7-33 7-14 0-28-3-38-10-11-8-14-15-18-25-28 25-60 35-92 35-17 0-35-3-46-14-14-7-21-21-21-35s4-25 11-36c7-10 17-21 28-28 14-7 32-14 49-21 18-7 39-14 67-21v-14c0-14-3-25-10-32s-18-11-32-11-25 4-32 11c-7 4-10 14-10 25-4 7-7 14-11 21-3 3-10 7-24 7-8 0-15 0-18-7-7-4-11-11-11-18 0-17 11-31 29-46 17-10 45-17 84-17s67 7 81 21 22 32 22 53v85c0 10 3 21 3 24 0 7 0 11 4 11 4 3 8 3 11 3 7 0 11 0 14-7 4-3 4-10 4-17zM1404 322v-67c-35 11-56 21-67 32-10 10-14 21-14 32 0 7 4 14 7 17 7 7 15 7 22 7 10 0 21 0 28-3 7-4 14-11 24-18zM1698 294h-148v-57h148zM1917 375h-187v-21c14 0 28-4 35-7 7-4 14-7 14-11 4-7 4-17 4-28v-233c0-15 0-25-7-33-7-7-25-10-46-10v-25h187v25c-18 0-28 3-35 7-7 0-14 7-18 11 0 7-3 14-3 25v233c0 11 3 21 3 25 4 7 7 10 18 14 7 3 17 7 35 7zM2125 329c-7 21-21 35-35 43-11 10-25 14-46 14s-35-4-46-14c-10-8-14-18-17-29-4-10-4-21-4-35v-127h-42v-28c17 0 31-4 46-7 14-7 24-18 31-28 4-11 11-22 11-36h25v71h77v28h-77v127c0 18 0 28 3 35 0 7 7 11 14 11s14-4 21-11c4-7 11-14 18-24zM2432 319c0 14-3 28-7 35-7 10-14 18-25 21-7 7-21 7-31 7-15 0-29-3-39-10-11-8-14-15-18-25-28 25-60 35-92 35-17 0-35-3-45-14-15-7-22-21-22-35s4-25 11-36c7-10 18-21 32-28 10-7 28-14 46-21 17-7 38-14 67-21v-14c0-14-4-25-11-32s-18-11-32-11-24 4-31 11c-8 4-11 14-11 25-4 7-7 14-11 21-3 3-10 7-21 7-10 0-14 0-21-7-7-4-11-11-11-18 0-17 11-31 29-46 17-10 46-17 84-17 39 0 67 7 81 21 15 14 25 32 25 53v85c0 10 0 21 0 24 0 7 0 11 4 11 3 3 7 3 10 3 4 0 11 0 14-7 4-3 4-10 4-17zM2309 322v-67c-36 11-57 21-67 32-11 10-15 21-15 32 0 7 4 14 8 17 7 7 14 7 21 7 10 0 21 0 28-3 7-4 14-11 25-18zM2594 375h-155v-21h11c10 0 17-4 24-7 4-4 7-7 7-11 4-7 4-14 4-24v-230c0-15-4-22-11-29-7 0-17-3-35-3v-25l113-25v312c0 10 4 17 4 24 0 4 3 7 10 11 4 3 11 7 21 7h7zM2887 181c-7 0-14 4-17 4-4 3-8 10-11 14-4 7-11 17-21 38l-78 163c-17 39-32 63-35 74-7 10-14 21-25 28-7 7-17 11-28 11s-18-4-21-7c-7-7-11-11-11-22 0-10 4-17 11-21 7-7 17-10 28-14 18-3 32-14 39-25 7-14 14-28 21-42l-102-180c-4-10-11-14-14-17-4-4-11-4-18-4v-28h134v28h-11c-10 0-17 0-17 7 0 4 3 11 7 21l56 99 43-85c7-14 10-21 10-24 0-7-3-11-7-14-7-4-14-4-21-4v-28h88z">
          <text:p/>
        </draw:path>
        <draw:path draw:style-name="gr14" draw:text-style-name="P7" draw:layer="layout" svg:width="0.191cm" svg:height="0.19cm" svg:x="2.458cm" svg:y="4.473cm" svg:viewBox="0 0 192 191" svg:d="M192 95c0 53-46 96-100 96-49 0-92-43-92-96s43-95 92-95c54 0 100 42 100 95z">
          <text:p/>
        </draw:path>
        <draw:path draw:style-name="gr11" draw:text-style-name="P8" draw:layer="layout" svg:width="4.643cm" svg:height="0.388cm" svg:x="2.839cm" svg:y="4.392cm" svg:viewBox="0 0 4644 389" svg:d="M374 378h-173v-25c15 0 25 0 32-3 7 0 11-7 11-14 0-4-4-11-4-18l-17-42h-120l-11 24c-3 15-7 25-7 29 0 10 7 17 14 21 7 3 18 3 28 3v25h-127v-25c11 0 22 0 29-3 7-7 10-11 17-25 7-7 14-25 21-42l106-280h25l113 287c7 21 14 35 17 42 4 7 11 11 18 18 7 3 14 3 28 3zM212 251l-49-130-50 130zM540 378h-155v-25h14c7 0 18 0 21-3 4-4 7-7 7-11 4-7 4-14 4-24v-233c0-11-4-22-11-26-3-3-17-3-35-3v-25l116-25v312c0 10 0 17 0 24 0 4 4 7 11 11 3 3 10 3 21 3h7zM681 42c0 11-3 18-10 29-7 7-18 11-29 11-10 0-21-4-28-15-7-7-10-18-10-25 0-14 3-21 10-28 7-11 18-14 28-14 11 0 22 3 29 14 7 7 10 14 10 28zM713 378h-148v-25h7c10 0 21 0 25-3 3-4 7-7 7-11 3-7 3-14 3-24v-82c0-10 0-17-3-21 0-7-4-10-11-14-7 0-14 0-28 0v-28l113-21v166c0 14 0 24 3 31 4 4 14 7 32 7zM985 325c-22 42-57 64-106 64-25 0-46-4-64-14-21-11-35-25-49-39-14-18-18-39-18-64 0-14 4-32 11-46s14-28 28-42c11-11 25-21 42-25 18-7 36-10 57-10 25 0 46 3 67 14 18 10 28 25 28 42 0 7-3 14-10 18-8 7-15 10-22 10s-14-3-17-7c-4-3-4-7-7-10 0-4-4-11-4-18-3-10-7-14-14-21-4 0-11-4-21-4-18 0-32 8-46 18-11 14-18 35-18 67 0 18 4 35 7 53 7 14 15 25 25 32 11 10 25 14 42 14 18 0 32-4 39-14 11-7 18-18 25-28zM1299 322c0 14-4 24-11 35-4 10-11 18-21 21-11 7-21 7-32 7-14 0-28-3-39-10-10-8-14-18-17-25-32 25-60 35-92 35-18 0-35-3-46-14-14-11-21-21-21-39 0-10 3-21 10-35 8-7 18-18 32-25 11-10 25-17 46-21 18-7 39-14 67-21v-14c0-14-3-25-10-32-8-7-18-11-32-11s-25 4-32 8c-7 7-11 17-14 28 0 7-4 14-7 21-4 3-11 7-25 7-7 0-14-4-17-7-8-4-11-11-11-18 0-17 11-31 28-46 18-10 46-17 85-17s67 7 81 21c14 11 21 28 21 53v85c0 10 0 17 4 24 0 4 0 7 3 11 4 3 7 3 11 3 7 0 10-3 14-7 3-3 3-10 3-17zM1175 325v-67c-35 11-56 21-67 32-7 10-14 21-14 28 0 11 4 18 7 21 7 4 14 7 21 7 11 0 21-3 28-7 7-3 15-7 25-14zM1616 378h-137v-25c10 0 17 0 21-3 3-4 7-7 10-11 0-7 0-14 0-28v-78c0-14 0-28-7-35-3-10-14-14-28-14-18 0-32 7-42 21-7 14-14 32-14 53v60c0 14 3 25 7 28 3 4 14 7 28 7v25h-145v-25c11 0 21 0 25-3 7 0 10-4 14-11 0-3 0-14 0-24v-89c0-10 0-21-7-24-4-4-14-4-32-4v-28l106-21c0 10 4 21 4 28 0 4 0 4 0 7 0 0 0 4 0 7 10-14 21-25 35-32 10-7 28-10 46-10 14 0 28 3 42 7 11 7 21 14 28 28 7 11 11 25 11 39v92c0 14 0 24 7 31 3 4 14 7 28 7zM1824 332c-7 18-21 32-32 43-14 10-28 14-45 14-22 0-39-4-50-14-7-8-14-18-17-29-4-10-4-21-4-35v-127h-39v-28c14 0 32-4 43-7 14-7 21-18 28-28 10-11 14-25 14-36h25v71h77v28h-77v127c0 18 0 28 3 35 0 7 7 11 14 11s18-4 21-11c7-7 11-14 18-24zM2092 258h-165c0 7 3 14 3 25 0 10 4 21 7 35 4 11 11 21 21 28 11 7 25 11 43 11 10 0 21 0 35-7 14-4 25-14 35-28l21 14c-21 35-56 53-102 53-21 0-39-4-56-11-18-3-32-14-43-25-14-10-21-21-28-35s-11-32-11-49c0-21 4-43 18-60 7-18 25-32 42-46 22-11 43-14 71-14 21 0 42 3 60 14 18 10 32 25 39 42 7 18 10 35 10 53zM2025 233c0-38-14-60-49-60-14 0-25 4-35 18-7 11-11 25-14 42zM2283 293h-148v-53h148zM2646 110c0 28-7 53-28 67-18 18-39 28-67 32-25 3-49 7-78 7h-24v95c0 11 3 21 3 25 4 7 7 10 14 14 11 3 21 3 39 3v25h-187v-25c18 0 28 0 35-3 7-4 11-7 15-14 3-7 3-14 3-25v-233c0-11 0-18-3-25-4-8-8-11-15-15-7-3-17-3-35-3v-25l106-3c3 0 11 0 18-4 7 0 10 0 14 0 3 0 10 0 17 0 11 0 18 0 22 0 21 4 42 4 59 7 22 4 43 14 64 28 18 15 28 40 28 72zM2565 110c0-32-11-50-28-61-18-11-39-14-67-14-4 0-11 0-21 0v149h24c29 0 50-3 64-14 17-7 28-28 28-60zM2907 191c0 11-3 18-10 25-4 7-14 7-21 7-11 0-22-4-29-14-3-4-7-7-7-11-3 0-7 0-10 0-14 0-25 7-36 21-7 18-10 32-10 50v46c0 14 3 24 7 31 3 4 14 7 28 7h18v25h-170v-25h14c15 0 25-3 29-7 3-7 3-17 3-31v-78c0-14 0-21-3-28-4-4-7-7-11-11-7 0-18 0-32 0v-28l106-21c4 7 4 28 7 60 4-11 11-21 21-32 7-7 18-14 25-21 11-7 21-7 32-7 14 0 28 3 35 10 11 11 14 22 14 32zM3197 269c0 24-8 46-18 63-14 18-28 32-49 43-22 10-43 14-68 14-24 0-45-4-63-14-21-11-39-22-53-39-11-18-18-43-18-67 0-39 15-71 39-92 28-18 60-28 95-28 29 0 53 3 71 14 21 14 35 28 46 46 10 17 18 39 18 60zM3119 265c0-28-4-53-11-67-7-17-24-25-49-25-14 0-25 4-32 11-10 7-14 18-17 32-4 14-7 32-7 53 0 28 3 53 10 70 7 14 25 25 49 25 18 0 29-7 39-14 7-11 14-21 14-35 4-15 4-32 4-50zM3496 184c-10 0-17 0-21 7-3 4-7 14-17 28l-82 166h-35l-95-180c-7-10-11-17-14-17 0-4-7-4-18-4v-28h134v28c-10 0-17 0-21 0-7 4-7 4-7 11 0 3 0 7 4 14l56 109 56-106c4-10 4-14 4-17 0-7 0-11-7-11-4 0-11 0-18 0v-28h81zM3754 258h-166c0 7 0 14 4 25 0 10 3 21 7 35 3 11 10 21 21 28 10 7 25 11 42 11 11 0 21 0 35-7 15-4 25-14 36-28l21 14c-21 35-57 53-102 53-22 0-39-4-57-11-17-3-32-14-42-25-14-10-21-21-28-35s-11-32-11-49c0-21 7-43 18-60 10-18 24-32 42-46 21-11 42-14 71-14 24 0 42 3 60 14 17 10 31 25 38 42 7 18 11 35 11 53zM3687 233c0-38-14-60-46-60-18 0-28 4-39 18-7 11-10 25-14 42zM4096 378h-141v-25c11 0 18 0 21-3 7-4 7-7 11-11 0-7 0-14 0-28v-78c0-14 0-28-7-35-4-10-14-14-29-14-17 0-31 7-42 21-7 14-14 32-14 53v60c0 14 4 25 7 28 4 4 14 7 28 7v25h-144v-25c14 0 21 0 28-3 3 0 7-4 10-11 0-3 4-14 4-24v-89c0-10-4-21-7-24-7-4-18-4-35-4v-28l106-21c3 10 3 21 3 28 0 4 0 4 0 7 0 0 0 4 0 7 11-14 21-25 35-32 11-7 29-10 46-10 14 0 28 3 43 7 10 7 21 14 28 28 7 11 10 25 10 39v92c0 14 4 24 7 31 4 4 14 7 32 7zM4365 325c-21 42-56 64-106 64-21 0-45-4-63-14-21-11-39-25-49-39-15-18-18-39-18-64 0-14 3-32 7-46 7-14 18-28 32-42 10-11 24-21 42-25 18-7 35-10 56-10 25 0 46 3 64 14 21 10 28 25 28 42 0 7 0 14-7 18-7 7-14 10-21 10s-14-3-18-7c-3-3-7-7-7-10 0-4-3-11-7-18 0-10-3-14-10-21-4 0-11-4-22-4-17 0-31 8-45 18-11 14-18 35-18 67 0 18 3 35 7 53 7 14 14 25 25 32 10 10 24 14 42 14s28-4 39-14c10-7 17-18 25-28zM4644 258h-169c0 7 0 14 3 25 0 10 0 21 7 35 4 11 11 21 21 28 11 7 25 11 43 11 7 0 21 0 35-7 14-4 25-14 35-28l21 14c-21 35-56 53-102 53-21 0-42-4-56-11-18-3-32-14-46-25-11-10-21-21-25-35-7-14-10-32-10-49 0-21 3-43 14-60 10-18 28-32 45-46 22-11 43-14 68-14 24 0 49 3 63 14 18 10 32 25 39 42 7 18 14 35 14 53zM4573 233c0-38-14-60-49-60-14 0-28 4-35 18-7 11-14 25-14 42z">
          <text:p/>
        </draw:path>
        <draw:path draw:style-name="gr15" draw:text-style-name="P6" draw:layer="layout" svg:width="0.191cm" svg:height="0.19cm" svg:x="2.458cm" svg:y="5.108cm" svg:viewBox="0 0 192 191" svg:d="M192 91c0 54-46 100-100 100-49 0-92-46-92-100 0-49 43-91 92-91 54 0 100 42 100 91z">
          <text:p/>
        </draw:path>
        <draw:path draw:style-name="gr11" draw:text-style-name="P8" draw:layer="layout" svg:width="3.612cm" svg:height="0.388cm" svg:x="2.868cm" svg:y="5.027cm" svg:viewBox="0 0 3613 389" svg:d="M261 272c0 11 0 25-7 39-4 11-11 21-22 35-10 11-21 21-38 29-14 7-32 10-50 10-21 0-42-3-60-14-17-7-35-21-49-35-7 10-7 24-11 35h-24v-127h24c4 21 11 35 18 53 11 14 21 28 35 42 14 11 32 14 53 14 18 0 32-3 46-14 11-10 14-21 14-39 0-7 0-14-3-21-4-7-7-14-15-17-7-4-17-11-28-18-10-7-24-14-39-18-21-10-38-22-52-32-15-11-25-22-32-32-11-11-14-21-18-28 0-11-3-18-3-29 0-17 3-31 14-49 7-14 21-28 39-39 17-10 35-14 59-14 18 0 32 4 50 11 14 7 28 17 39 31 3-7 7-17 10-31h25v102h-25c-21-56-53-85-95-85-18 0-32 4-39 14-10 8-14 18-14 32 0 11 0 21 7 28s14 15 25 22c10 3 25 14 49 24 25 11 46 25 64 32 14 11 28 21 39 36 10 18 14 32 14 53zM416 38c0 11-4 22-14 29-4 7-14 10-25 10s-21-3-28-10-11-18-11-29c0-10 4-17 11-28 7-7 17-10 28-10s21 3 25 10c10 7 14 18 14 28zM444 378h-145v-25h8c10 0 17-3 24-3 4-4 7-7 7-14 0-4 4-11 4-21v-82c0-10-4-21-4-25s-3-7-10-11c-7-3-14-3-29-3v-25l110-25v171c0 14 3 24 7 28 3 7 14 10 28 10zM723 258h-166c0 4 0 11 0 21 0 14 4 25 7 36 7 14 14 24 25 31 7 7 21 11 42 11 7 0 21-4 32-7 14-7 28-14 35-28l21 14c-21 35-56 53-102 53-21 0-39-4-56-11-18-7-32-14-43-25-10-10-21-21-28-38-7-15-7-29-7-46 0-21 3-43 14-61 11-21 25-36 46-46 21-11 42-18 67-18s46 7 63 18c18 10 29 25 39 42 7 15 11 36 11 54zM656 233c0-43-18-64-50-64-14 0-28 7-35 18-7 10-14 29-14 46zM987 190c0 7-3 18-10 22-7 7-14 11-21 11-11 0-22-7-29-15-3-4-7-7-10-11 0 0-4-3-7-3-14 0-25 7-36 25-7 14-10 32-10 46v50c0 14 0 24 7 28 3 7 14 10 28 10h14v25h-166v-25h15c14 0 21-3 28-10 0-4 3-14 3-28v-82c0-10 0-21-3-25-4-7-7-11-14-11-4-3-14-3-29-3v-25l103-25c3 11 7 32 10 60 4-10 11-21 18-28 11-11 18-18 28-21 11-7 21-11 32-11 14 0 28 4 35 14 11 7 14 18 14 32zM1259 190c0 7-4 18-7 22-7 7-14 11-25 11-10 0-17-7-28-15-3-4-7-7-7-11-4 0-7-3-11-3-14 0-24 7-31 25-11 14-14 32-14 46v50c0 14 3 24 7 28 3 7 14 10 31 10h14v25h-169v-25h14c14 0 25-3 28-10 4-4 4-14 4-28v-82c0-10 0-21-4-25 0-7-3-11-10-11-7-3-18-3-32-3v-25l106-25c3 11 7 32 7 60 7-10 14-21 21-28 7-11 18-18 28-21 11-7 18-11 32-11s25 4 32 14c10 7 14 18 14 32zM1559 322c0 14-4 24-7 35-7 7-14 14-25 21-7 4-21 7-32 7-14 0-28-3-38-10-11-8-15-18-18-25-28 21-60 35-92 35-17 0-35-7-46-14-14-11-21-21-21-39 0-14 7-24 11-35 7-11 17-18 32-25 10-10 28-17 45-24 18-4 39-11 67-22v-14c0-15-3-22-10-29-7-11-18-14-32-14s-25 3-32 11c-7 3-10 14-10 24-4 12-4 19-11 22-3 7-10 11-21 11s-14-4-21-7c-7-7-11-14-11-22 0-18 11-32 28-43 18-14 46-21 85-21s67 7 81 21c14 15 25 32 25 54v89c0 10 0 17 0 24 0 4 0 7 3 11 4 0 8 3 11 3 7 0 11-3 14-7 4-7 4-10 4-17zM1435 325v-67c-35 7-56 18-67 28-10 11-14 22-14 32 0 7 4 14 7 21 7 4 14 7 25 7 7 0 18-3 25-7 7-3 14-7 24-14zM2109 35c-17 0-28 0-35 3-7 4-14 11-14 18-4 7-4 18-4 32v294h-24l-240-287v202c0 18 0 28 3 35 0 7 4 11 14 14 7 4 18 7 36 7v25h-134v-25c14 0 28-3 35-7 7-3 10-7 14-14 0-7 0-17 0-35v-188c0-14 0-25 0-35 0-7-4-14-7-18-4-7-7-11-14-14-7-4-18-7-28-7v-25h105l209 248v-170c0-14 0-25 0-32-4-7-8-14-18-18-7-3-18-3-32-3v-25h134zM2381 258h-166c0 4 0 11 4 21 0 14 3 25 7 36 3 14 10 24 21 31 10 7 24 11 42 11 11 0 21-4 35-7 15-7 25-14 36-28l21 14c-21 35-57 53-102 53-22 0-39-4-57-11s-32-14-42-25c-14-10-21-21-28-38-8-15-11-29-11-46 0-21 7-43 18-61 10-21 24-36 42-46 21-11 42-18 67-18 28 0 46 7 63 18 18 10 32 25 39 42 7 15 11 36 11 54zM2314 233c0-43-14-64-46-64-18 0-28 7-39 18-7 10-10 29-14 46zM2682 180c-11 0-18 3-21 7-4 7-11 17-18 32l-81 166h-40l-92-181c-7-10-10-17-14-21 0 0-7-3-18-3v-25h131v25c-7 0-14 0-21 3-4 0-4 4-4 7 0 4 0 7 4 14l57 114 57-110c3-7 3-14 3-18 0-3 0-7-7-7-3-3-10-3-21-3v-25h85zM2978 322c0 14-3 24-7 35-7 7-14 14-25 21-10 4-21 7-31 7-15 0-29-3-39-10-11-8-14-18-18-25-28 21-60 35-92 35-17 0-35-7-45-14-15-11-22-21-22-39 0-14 4-24 11-35s18-18 28-25c14-10 32-17 50-24 17-4 38-11 67-22v-14c0-15-4-22-11-29-7-11-18-14-32-14s-24 3-32 11c-7 3-10 14-10 24-4 12-7 19-11 22-3 7-10 11-21 11-10 0-17-4-21-7-7-7-11-14-11-22 0-18 11-32 29-43 17-14 45-21 84-21s67 7 81 21c15 15 22 32 22 54v89c0 10 3 17 3 24 0 4 0 7 4 11 3 0 7 3 10 3 4 0 11-3 14-7 4-7 4-10 4-17zM2855 325v-67c-36 7-57 18-67 28-11 11-15 22-15 32 0 7 4 14 7 21 8 4 15 7 22 7 10 0 21-3 28-7 7-3 14-7 25-14zM3306 375c-39 3-74 7-106 14-3-7-3-18-3-32-25 21-50 32-78 32-21 0-39-7-56-18-18-11-36-28-46-46-11-17-18-39-18-60 0-14 7-28 11-46 3-11 10-25 21-36 11-14 21-21 39-28 14-7 28-11 49-11 14 0 25 4 35 7 11 4 18 7 25 11 7 3 11 10 18 18v-92c0-11 0-18-4-25 0-3-7-7-10-10-7 0-14-4-29-4v-25l113-21v305c0 14 0 21 0 28 4 3 4 7 11 10 7 4 14 4 28 4zM3197 325v-113c-7-8-18-18-28-25-11-7-22-11-36-11-10 0-17 0-24 7-11 4-15 11-22 18-7 15-10 36-10 64 0 32 7 53 17 71 11 14 25 21 43 21 10 0 21-4 32-7 10-7 21-14 28-25zM3613 322c0 14 0 24-7 35-7 7-14 14-21 21-11 4-21 7-32 7-18 0-28-3-39-10-10-8-17-18-21-25-28 21-60 35-88 35-21 0-35-7-49-14-11-11-18-21-18-39 0-14 3-24 10-35 4-11 15-18 29-25 14-10 28-17 46-24 17-4 42-11 67-22v-14c0-15-4-22-11-29-4-11-14-14-32-14-14 0-24 3-28 11-7 3-14 14-14 24 0 12-4 19-7 22-4 7-11 11-25 11-7 0-14-4-21-7-7-7-7-14-7-22 0-18 7-32 28-43 18-14 46-21 81-21 43 0 67 7 85 21 14 15 21 32 21 54v89c0 10 0 17 0 24 0 4 4 7 4 11 3 0 7 3 14 3 3 0 7-3 10-7 4-7 7-10 7-17zM3490 325v-67c-36 7-57 18-64 28-11 11-14 22-14 32 0 7 0 14 7 21 4 4 11 7 21 7 11 0 18-3 25-7 7-3 18-7 25-14z">
          <text:p/>
        </draw:path>
        <draw:path draw:style-name="gr16" draw:text-style-name="P3" draw:layer="layout" svg:width="0.191cm" svg:height="0.191cm" svg:x="2.458cm" svg:y="5.739cm" svg:viewBox="0 0 192 192" svg:d="M192 96c0 53-46 96-100 96-49 0-92-43-92-96s43-96 92-96c54 0 100 43 100 96z">
          <text:p/>
        </draw:path>
        <draw:path draw:style-name="gr11" draw:text-style-name="P8" draw:layer="layout" svg:width="3.344cm" svg:height="0.384cm" svg:x="2.864cm" svg:y="5.662cm" svg:viewBox="0 0 3345 385" svg:d="M399 229c-11 3-21 3-25 7-7 0-11 7-11 11-3 7-3 14-3 24v89c-25 0-57 4-85 11-21 7-39 7-49 11-11 3-25 3-39 3-39 0-74-10-102-28-28-21-50-46-64-75-14-28-21-60-21-88 0-39 7-71 25-99 14-28 39-53 67-67 28-18 60-25 95-25 39 0 78 14 113 42 3-10 7-17 11-31h24l4 120h-25c-3-18-11-36-21-50-11-17-25-28-39-39-18-7-35-10-53-10-14 0-28 0-39 7-14 3-28 11-38 25-11 10-22 28-29 45-7 22-7 46-7 78 0 25 0 49 7 74 4 25 14 44 32 61 18 18 39 25 71 25 24 0 42-4 56-11 11-7 18-17 21-28 4-11 7-22 7-36 0-11-3-21-3-28-4-4-7-11-14-11-7-4-18-7-32-7v-25h166zM642 187c0 10 0 21-7 24-7 7-14 11-25 11-10 0-17-7-24-14-4-7-7-11-11-11 0-3-3-3-10-3-15 0-25 7-32 21-7 17-11 32-11 49v47c0 18 0 28 4 32 3 7 14 7 31 7h15v28h-170v-28h14c18 0 25 0 29-7 3-7 7-18 7-32v-79c0-14-4-21-4-28-3-3-7-7-14-7-7-3-18-3-32-3v-25l106-25c4 11 7 28 7 60 7-10 14-21 21-28 11-11 18-18 29-25 10-3 21-7 31-7 14 0 25 4 36 11 7 10 10 21 10 32zM907 257h-166c0 4 0 11 0 21 0 11 3 22 7 37 3 10 11 21 21 28 11 7 25 14 42 14 11 0 22-4 36-11 14-3 24-14 35-28l21 18c-21 31-53 49-102 49-21 0-39 0-57-7-17-7-31-14-42-28-14-11-21-21-28-35-7-15-11-33-11-47 0-25 7-43 18-64 11-17 25-32 46-42 17-11 42-18 67-18s46 4 60 18c21 10 32 21 39 39 10 17 14 35 14 56zM840 232c0-42-18-63-50-63-14 0-28 7-35 18-11 10-14 24-14 45zM1224 318c0 14 0 25-7 35-7 11-14 18-21 25-11 4-21 7-32 7-17 0-28-3-39-14-10-7-17-14-17-25-32 25-60 39-92 39-21 0-35-7-49-18-11-10-18-21-18-35s4-24 11-35c7-12 17-22 28-29 14-7 28-18 46-21 17-8 42-15 67-22v-14c0-14-4-24-7-31-7-8-18-11-36-11-14 0-24 3-28 11-7 3-10 14-14 24 0 7-3 14-7 21-4 4-14 7-25 7-7 0-14-3-21-7-3-3-7-10-7-17 0-18 7-32 28-46 18-11 46-18 85-18s67 7 81 21c14 11 21 32 21 53v86c0 11 0 21 0 25 0 3 4 10 4 10 3 4 7 4 14 4 3 0 7 0 11-7 3-4 7-11 7-18zM1101 322v-68c-32 10-57 21-64 31-10 12-14 23-14 33 0 7 0 14 7 18 4 7 11 7 21 7 11 0 18 0 25-4 7-7 18-10 25-17zM1422 329c-7 21-18 35-32 46-14 7-28 10-46 10-21 0-39-3-49-10-7-11-14-22-18-32 0-11-3-21-3-35v-128h-39v-25c14 0 32-4 42-11 14-7 25-14 32-28 7-11 10-21 14-35h21v74h78v25h-78v128c0 17 0 28 4 35 3 7 7 10 14 10 10 0 17-3 21-10 7-7 11-14 18-25zM1912 278c0 22-7 40-14 51-14 14-25 24-42 31-14 7-32 11-46 15-18 3-32 3-46 3h-183v-28c17 0 28 0 35-4 7-3 10-7 14-14 3-7 3-14 3-24v-231c0-17-3-28-10-35s-21-11-42-11v-24c24 0 49 0 74-4 24 0 42 0 60 0 14 0 24 0 31 0h11c18 0 39 4 56 7 22 4 39 11 57 25 17 14 28 35 28 60 0 17-7 35-21 49s-39 25-71 36c25 3 43 10 57 17 17 11 28 21 35 35 11 15 14 29 14 46zM1817 95c0-11 0-21-7-32-7-7-14-18-28-21-11-7-25-7-43-7h-28v130h21c28 0 53-7 67-17 11-14 18-32 18-53zM1827 275c0-25-3-46-17-60s-32-21-57-21h-42v88 7c0 15 0 26 4 33 0 10 3 14 10 17 7 4 18 7 32 7 18 0 35-7 49-17 14-11 21-29 21-54zM2178 187c0 10-4 21-11 24-7 7-14 11-22 11-14 0-21-7-28-14-4-7-7-11-11-11 0-3-3-3-7-3-14 0-28 7-35 21-7 17-11 32-11 49v47c0 18 0 28 4 32 7 7 14 7 32 7h14v28h-166v-28h14c14 0 21 0 28-7 0-7 4-18 4-32v-79c0-14 0-21-4-28-3-3-7-7-14-7-7-3-14-3-28-3v-25l102-25c4 11 7 28 11 60 3-10 10-21 17-28 11-11 18-18 29-25 10-3 21-7 31-7 14 0 26 4 37 11 10 10 14 21 14 32zM2305 38c0 11-4 22-11 29s-18 10-28 10c-11 0-21-3-28-10s-11-18-11-29c0-10 4-21 11-28s17-10 28-10c10 0 21 3 28 10s11 18 11 28zM2336 378h-148v-28h7c11 0 18 0 25-4 4-3 7-7 7-10 0-7 4-14 4-25v-82c0-11-4-18-4-21 0-7-3-11-10-11-8-3-15-3-29-3v-25l113-25v167c0 18 0 28 4 32 3 7 14 7 31 7zM2545 329c-7 21-22 35-32 46-14 7-28 10-46 10-21 0-39-3-49-10-11-11-15-22-18-32-4-11-4-21-4-35v-128h-42v-25c18 0 32-4 46-11s25-14 32-28c7-11 10-21 14-35h21v74h78v25h-78v128c0 17 0 28 4 35 0 7 7 10 14 10 10 0 17-3 21-10 7-7 10-14 17-25zM2852 318c0 14-4 25-8 35-7 11-14 18-24 25-7 4-18 7-32 7s-28-3-35-14c-11-7-18-14-18-25-32 25-60 39-92 39-21 0-35-7-49-18-14-10-21-21-21-35s7-24 10-35c7-12 18-22 32-29s28-18 46-21c18-8 39-15 67-22v-14c0-14-3-24-7-31-7-8-18-11-35-11-14 0-25 3-32 11-4 3-7 14-11 24 0 7-3 14-7 21-3 4-14 7-24 7-11 0-14-3-22-7-7-3-10-10-10-17 0-18 10-32 28-46 21-11 49-18 85-18 42 0 67 7 81 21 18 11 25 32 25 53v86c0 11 0 21 0 25 0 3 3 10 3 10 4 4 7 4 14 4 4 0 7 0 11-7 3-4 7-11 7-18zM2728 322v-68c-35 10-56 21-67 31-7 12-11 23-11 33 0 7 0 14 7 18 4 7 11 7 22 7 10 0 17 0 24-4 7-7 18-10 25-17zM2982 38c0 11-3 22-11 29-7 7-17 10-28 10-10 0-21-3-28-10s-11-18-11-29c0-10 4-21 11-28s18-10 28-10c11 0 21 3 28 10 8 7 11 18 11 28zM3014 378h-148v-28h7c10 0 17 0 24-4 4-3 7-7 7-10 4-7 4-14 4-25v-82c0-11 0-18-4-21 0-7-3-11-10-11-7-3-14-3-28-3v-25l113-25v167c0 18 0 28 3 32 4 7 14 7 32 7zM3345 378h-141v-28c11 0 18 0 25-4 4-3 7-7 7-10 4-7 4-14 4-28v-79c0-14-4-25-7-35-4-7-15-14-29-14-17 0-31 7-42 24-11 11-14 28-14 50v61c0 14 3 24 7 28 3 7 14 7 28 7v28h-145v-28c11 0 22 0 25 0 7-4 11-7 11-11 3-7 3-14 3-28v-89c0-11-3-18-7-25-3-3-14-3-32-3v-25l106-25c0 11 0 21 0 28 0 4 0 8 0 8 0 3 0 3 0 7 11-15 25-25 39-32 11-7 25-11 46-11 14 0 28 4 39 7 14 7 24 18 32 29 7 10 10 24 10 38v93c0 18 0 28 4 32 3 7 14 7 31 7z">
          <text:p/>
        </draw:path>
        <draw:path draw:style-name="gr17" draw:text-style-name="P5" draw:layer="layout" svg:width="0.191cm" svg:height="0.191cm" svg:x="2.458cm" svg:y="6.374cm" svg:viewBox="0 0 192 192" svg:d="M192 95c0 53-46 97-100 97-49 0-92-44-92-97 0-52 43-95 92-95 54 0 100 43 100 95z">
          <text:p/>
        </draw:path>
        <draw:path draw:style-name="gr11" draw:text-style-name="P8" draw:layer="layout" svg:width="3.161cm" svg:height="0.384cm" svg:x="2.843cm" svg:y="6.297cm" svg:viewBox="0 0 3162 385" svg:d="M399 31c-15 0-29 4-36 7-7 5-10 8-10 16-4 10-4 17-4 35v134c0 25 0 46-3 56 0 14-7 25-14 39-15 25-32 42-57 53-25 7-49 14-70 14-18 0-36-3-53-7-18-7-36-14-50-25-14-10-28-21-35-38-4-11-7-18-11-29-3-7-3-14-3-24 0-7 0-18 0-32v-152c0-17-4-28-11-35-7-8-21-12-42-12v-24h183v24c-14 0-28 4-35 4-7 3-11 11-14 15-4 7-4 14-4 28v152c0 18 0 28 4 42 0 11 3 21 7 32 4 14 14 25 28 35 18 7 32 11 50 11 21 0 38-4 53-11 17-10 28-24 35-39 3-10 7-24 10-35 0-14 0-28 0-46v-130c0-14 0-21 0-28 0-4-3-11-7-15-3-3-7-11-14-11s-17-4-32-4v-24h135zM730 378h-141v-28c11 0 18 0 21-4 7-3 7-7 11-10 0-7 0-14 0-28v-78c0-14-4-25-7-35-4-7-14-14-28-14-18 0-32 7-43 24-7 14-14 28-14 50v60c0 14 4 24 7 28 4 7 14 7 28 7v28h-144v-28c14 0 21 0 28 0 3-4 7-7 11-11 0-7 3-14 3-28v-88c0-11-3-18-11-25-3-3-14-3-31-3v-25l106-25c3 11 3 21 3 28 0 4 0 8 0 8 0 3 0 3 0 7 11-15 21-25 35-32 11-7 29-11 46-11 14 0 28 4 43 11 10 3 21 14 28 25 7 10 10 24 10 38v92c0 18 4 28 7 32 4 7 15 7 32 7zM998 322c-24 42-60 63-106 63-24 0-45-3-63-14-21-7-39-21-49-39-15-17-18-39-18-60 0-17 0-35 7-49s18-28 32-39c10-14 24-21 42-28s35-11 56-11c25 0 46 4 64 14 21 11 28 25 28 43 0 7 0 14-7 21-7 3-14 7-21 7s-14 0-18-7c-3 0-7-7-7-7-3-4-3-11-7-21 0-7-3-14-10-18-4-4-14-7-22-7-17 0-31 7-45 18-11 14-18 35-18 70 0 18 0 32 7 50 7 14 14 24 25 35 10 7 24 14 42 14s28-7 39-14c10-11 18-21 25-32zM1175 378h-159v-28h14c11 0 18 0 21-4 7-3 7-7 11-10 0-7 0-14 0-25v-229c0-14-4-25-7-25-7-7-18-7-39-7v-26l116-24v311c0 11 0 18 0 25 4 3 4 7 11 10 3 4 14 4 21 4h11zM1485 318c0 14-3 25-7 35-7 11-14 18-25 22-10 7-21 7-31 7-15 0-29-4-39-11-11-7-14-14-18-25-28 25-60 36-92 36-17 0-35-4-45-15-15-7-22-21-22-35s4-24 11-35 18-21 32-28c10-7 28-14 46-21 17-8 38-15 67-22v-14c0-14-4-24-11-31-7-8-18-11-35-11-11 0-21 3-28 11-8 3-11 14-11 24-4 7-7 14-11 21-3 4-10 7-21 7-10 0-17-3-21-7-7-3-11-10-11-17 0-18 11-32 29-46 17-11 46-18 84-18 39 0 67 7 81 21 15 15 25 32 25 53v85c0 11 0 21 0 25 0 3 0 10 4 10 3 4 7 4 10 4 4 0 11 0 14-7 4-4 4-11 4-18zM1362 322v-67c-36 10-57 21-67 31-11 11-15 22-15 32 0 7 4 14 8 18 7 7 14 7 21 7 10 0 21 0 28-4 7-7 14-10 25-17zM1732 311c0 18-3 28-14 39-7 14-21 21-39 28-14 4-35 7-53 7-14 0-32 0-46-3-14-4-24-7-35-15l-14 18h-21v-70h21c3 10 14 21 28 31 14 11 35 14 64 14 7 0 14 0 21 0 7-3 14-3 21-10 7-4 14-11 14-21 0-7-7-14-14-18-7-3-21-7-42-14-25-4-46-11-60-18-18-3-29-14-39-21-14-14-18-28-18-42 0-21 11-39 28-53 22-11 46-18 78-18 21 0 35 4 46 4 14 3 25 7 32 14l7-14h21v63h-21c-4-10-7-17-14-21-7-7-18-14-29-14-10-4-24-7-42-7-10 0-25 0-35 3-14 4-18 11-18 22 0 3 0 7 0 10 4 0 7 4 14 7 7 4 18 4 32 7 14 4 25 7 28 7 28 11 53 18 71 29 21 10 28 28 28 56zM2001 311c0 18-7 28-14 39-11 14-25 21-39 28-17 4-35 7-57 7-14 0-28 0-46-3-14-4-25-7-35-15l-11 18h-21l-4-70h25c4 10 11 21 25 31 14 11 35 14 63 14 7 0 15 0 22 0 7-3 18-3 25-10 7-4 11-11 11-21 0-7-4-14-11-18-7-3-21-7-43-14-25-4-46-11-64-18-14-3-28-14-39-21-10-14-17-28-17-42 0-21 10-39 28-53 21-11 46-18 78-18 22 0 36 4 50 4 11 3 21 7 28 14l7-14h22v63h-22c-3-10-7-17-14-21-7-7-14-14-28-14-11-4-26-7-40-7s-24 0-39 3c-10 4-17 11-17 22 0 3 0 7 3 10 0 0 7 4 11 7 7 4 18 4 32 7 17 4 24 7 29 7 28 11 53 18 70 29 22 10 32 28 32 56zM2146 38c0 12-4 19-11 30-7 7-17 10-28 10s-21-3-28-10c-7-11-11-18-11-30 0-10 4-21 11-28s17-10 28-10 21 3 28 10 11 18 11 28zM2178 378h-149v-28h11c7 0 18 0 21-4 4-3 7-7 7-10 4-7 4-14 4-25v-81c0-11 0-18-4-21 0-7-3-11-10-11-4-3-15-3-29-3v-25l113-25v166c0 18 0 28 4 32 3 7 14 7 32 7zM2541 378h-152v-28c14 0 21 0 28-4 4 0 7-3 11-10 0-4 0-11 0-25v-102c0-14-4-21-7-25-7-3-18-3-32-3h-70v130c0 14 0 21 3 28 0 4 4 7 11 11 3 0 14 0 24 0v28h-148v-28c14 0 21 0 29-4 3-3 7-7 10-10 0-4 0-11 0-25v-130h-42v-25h42v-25c0-35 7-60 18-74 3-11 14-22 21-29 10-7 21-11 32-14 10-4 21-7 35-11 11 0 21-3 32-3 17 0 28 3 42 3 11 4 21 11 32 14 7 7 14 11 21 18 3 8 7 15 7 22s-4 14-7 18c0 3-7 7-11 10-7 4-10 4-17 4s-11 0-18-4c-3-3-7-7-11-14-3-3-7-7-10-14-4-11-11-19-14-26-7-3-14-7-28-7-18 0-32 7-43 19-7 11-10 28-10 53v60h88c14 0 25-4 42-4 14-3 28-3 43-7h7v166c0 11 0 18 3 25 0 3 4 7 7 10 4 4 14 4 25 4h7zM2813 258h-166c0 4 0 11 3 21 0 11 0 21 7 36 4 10 11 21 21 28 11 7 25 14 43 14 7 0 21-4 35-7 14-7 25-18 32-32l21 18c-21 31-53 49-99 49-21 0-42-3-56-7-18-7-32-14-46-28-11-11-21-21-25-35-7-15-10-32-10-46 0-25 3-43 14-64 10-17 28-32 46-42 21-11 42-18 67-18 24 0 46 4 63 18 18 10 32 25 39 42 7 14 11 32 11 53zM2746 233c0-42-15-63-50-63-14 0-28 7-35 18-7 10-11 24-14 45zM3162 375c-39 0-74 3-106 10-4-3-4-14-7-28-21 18-46 28-74 28-21 0-43-7-60-18-18-10-32-24-42-42-11-21-18-42-18-63 0-14 3-29 7-43 7-14 14-24 25-35 10-14 21-21 35-28s32-11 53-11c10 0 25 4 35 4 7 7 18 10 21 14 7 3 14 10 18 14v-88c0-11 0-21 0-25-4-7-7-10-14-10-4-4-11-4-25-4v-26l109-24v308c0 10 4 21 4 24 0 7 4 11 11 11 3 3 14 3 28 7zM3049 322v-110c-7-7-14-17-25-24-10-7-24-11-39-11-7 0-17 0-24 7-7 4-14 11-18 18-7 14-14 35-14 63s7 53 18 67c14 14 28 25 42 25s25-4 35-11c11-7 18-14 25-2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3.6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8T00:44:16.628312391</dc:date>
    <meta:editing-duration>PT2H17M31S</meta:editing-duration>
    <meta:editing-cycles>1</meta:editing-cycles>
    <meta:document-statistic meta:object-count="273"/>
    <meta:generator>LibreOffice/5.1.6.2$Linux_X86_64 LibreOffice_project/10m0$Build-2</meta:generator>
  </office:meta>
</office:document-meta>
</file>